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Awami Nastaliq PreBeta2" svg:font-family="'Awami Nastaliq PreBet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style:writing-mode="rl-tb"/>
      <style:text-properties fo:font-size="22pt" officeooo:rsid="00100b1a" officeooo:paragraph-rsid="00100b1a" style:font-size-asian="22pt" style:font-name-complex="Awami Nastaliq PreBeta2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ِی</text:p>
      <text:p text:style-name="P1">آئی</text:p>
      <text:p text:style-name="P1">آئیرو</text:p>
      <text:p text:style-name="P1">آباد</text:p>
      <text:p text:style-name="P1">آتما</text:p>
      <text:p text:style-name="P1">آتھووَݨ</text:p>
      <text:p text:style-name="P1">آتھووݨ</text:p>
      <text:p text:style-name="P1">آتھݨ</text:p>
      <text:p text:style-name="P1">آج</text:p>
      <text:p text:style-name="P1">آخیخ</text:p>
      <text:p text:style-name="P1">آخے</text:p>
      <text:p text:style-name="P1"><text:soft-page-break/>آدم</text:p>
      <text:p text:style-name="P1">آدھی</text:p>
      <text:p text:style-name="P1">آرام</text:p>
      <text:p text:style-name="P1">آزاد</text:p>
      <text:p text:style-name="P1">آزمائش</text:p>
      <text:p text:style-name="P1">آزماوݨ</text:p>
      <text:p text:style-name="P1">آزمایو</text:p>
      <text:p text:style-name="P1">آزموتو</text:p>
      <text:p text:style-name="P1">آزموتے</text:p>
      <text:p text:style-name="P1">آسمانی</text:p>
      <text:p text:style-name="P1">آشیر</text:p>
      <text:p text:style-name="P1">آن</text:p>
      <text:p text:style-name="P1">آنخواں</text:p>
      <text:p text:style-name="P1"><text:soft-page-break/>آنو</text:p>
      <text:p text:style-name="P1">آنکھ</text:p>
      <text:p text:style-name="P1">آنکھیاں</text:p>
      <text:p text:style-name="P1">آنکھے</text:p>
      <text:p text:style-name="P1">آنگݪی</text:p>
      <text:p text:style-name="P1">آوئی</text:p>
      <text:p text:style-name="P1">آواز</text:p>
      <text:p text:style-name="P1">آواں</text:p>
      <text:p text:style-name="P1">آوتا</text:p>
      <text:p text:style-name="P1">آوتو</text:p>
      <text:p text:style-name="P1">آوتے</text:p>
      <text:p text:style-name="P1">آوے</text:p>
      <text:p text:style-name="P1">آوݨ</text:p>
      <text:p text:style-name="P1"><text:soft-page-break/>آٹھ</text:p>
      <text:p text:style-name="P1">آٹھاں</text:p>
      <text:p text:style-name="P1">آٹھویں</text:p>
      <text:p text:style-name="P1">آپ</text:p>
      <text:p text:style-name="P1">آپاں</text:p>
      <text:p text:style-name="P1">آپت</text:p>
      <text:p text:style-name="P1">آپرا</text:p>
      <text:p text:style-name="P1">آپرو</text:p>
      <text:p text:style-name="P1">آپرِی</text:p>
      <text:p text:style-name="P1">آپری</text:p>
      <text:p text:style-name="P1">آپرے</text:p>
      <text:p text:style-name="P1">آپ﻿ج</text:p>
      <text:p text:style-name="P1">آچھا</text:p>
      <text:p text:style-name="P1"><text:soft-page-break/>آڑے</text:p>
      <text:p text:style-name="P1">آکاش</text:p>
      <text:p text:style-name="P1">آکاشی</text:p>
      <text:p text:style-name="P1">آگھو</text:p>
      <text:p text:style-name="P1">آگی</text:p>
      <text:p text:style-name="P1">آگے</text:p>
      <text:p text:style-name="P1">آںٹا</text:p>
      <text:p text:style-name="P1">آیا</text:p>
      <text:p text:style-name="P1">آیو</text:p>
      <text:p text:style-name="P1">آیوڑا</text:p>
      <text:p text:style-name="P1">آݪا</text:p>
      <text:p text:style-name="P1">آݪاں</text:p>
      <text:p text:style-name="P1">آݪو</text:p>
      <text:p text:style-name="P1"><text:soft-page-break/>آݪِی</text:p>
      <text:p text:style-name="P1">آݪی</text:p>
      <text:p text:style-name="P1">آݪیا</text:p>
      <text:p text:style-name="P1">آݪے</text:p>
      <text:p text:style-name="P1">ئی</text:p>
      <text:p text:style-name="P1">ئیج</text:p>
      <text:p text:style-name="P1">ابرہام</text:p>
      <text:p text:style-name="P1">ابھا</text:p>
      <text:p text:style-name="P1">ابھو</text:p>
      <text:p text:style-name="P1">ابھوڑا</text:p>
      <text:p text:style-name="P1">ابھوڑے</text:p>
      <text:p text:style-name="P1">ابھیج</text:p>
      <text:p text:style-name="P1">ابھیجخے</text:p>
      <text:p text:style-name="P1"><text:soft-page-break/>ابھیجو</text:p>
      <text:p text:style-name="P1">ابھیجݨ</text:p>
      <text:p text:style-name="P1">ابیاؔہ</text:p>
      <text:p text:style-name="P1">اتر</text:p>
      <text:p text:style-name="P1">اتری</text:p>
      <text:p text:style-name="P1">اترے</text:p>
      <text:p text:style-name="P1">اتھووݨ</text:p>
      <text:p text:style-name="P1">اثر</text:p>
      <text:p text:style-name="P1">اجاݪو</text:p>
      <text:p text:style-name="P1">اجاݪے</text:p>
      <text:p text:style-name="P1">اجر</text:p>
      <text:p text:style-name="P1">اجݨ</text:p>
      <text:p text:style-name="P1">اختیار</text:p>
      <text:p text:style-name="P1"><text:soft-page-break/>اختیارِی</text:p>
      <text:p text:style-name="P1">اختیاری</text:p>
      <text:p text:style-name="P1">ادا</text:p>
      <text:p text:style-name="P1">ادھ</text:p>
      <text:p text:style-name="P1">ادی</text:p>
      <text:p text:style-name="P1">ارفکسد</text:p>
      <text:p text:style-name="P1">ارںی</text:p>
      <text:p text:style-name="P1">استاد</text:p>
      <text:p text:style-name="P1">اسرائیل</text:p>
      <text:p text:style-name="P1">اسرائیلی</text:p>
      <text:p text:style-name="P1">اسرائیلیاں</text:p>
      <text:p text:style-name="P1">اسلیاہ</text:p>
      <text:p text:style-name="P1">اسُور</text:p>
      <text:p text:style-name="P1"><text:soft-page-break/>اشارہ</text:p>
      <text:p text:style-name="P1">اضحاق</text:p>
      <text:p text:style-name="P1">اعتبار</text:p>
      <text:p text:style-name="P1">افسوس</text:p>
      <text:p text:style-name="P1">الحم</text:p>
      <text:p text:style-name="P1">الزام</text:p>
      <text:p text:style-name="P1">المودام</text:p>
      <text:p text:style-name="P1">الوپ</text:p>
      <text:p text:style-name="P1">الیاقیم</text:p>
      <text:p text:style-name="P1">الیشبع</text:p>
      <text:p text:style-name="P1">الیشبعؔ</text:p>
      <text:p text:style-name="P1">الیشح</text:p>
      <text:p text:style-name="P1">الیعزر</text:p>
      <text:p text:style-name="P1"><text:soft-page-break/>امر</text:p>
      <text:p text:style-name="P1">امید</text:p>
      <text:p text:style-name="P1">امیراں</text:p>
      <text:p text:style-name="P1">انتظار</text:p>
      <text:p text:style-name="P1">انجیر</text:p>
      <text:p text:style-name="P1">اندازے</text:p>
      <text:p text:style-name="P1">اندر</text:p>
      <text:p text:style-name="P1">اندریاس</text:p>
      <text:p text:style-name="P1">اندھا</text:p>
      <text:p text:style-name="P1">اندھارو</text:p>
      <text:p text:style-name="P1">اندھارے</text:p>
      <text:p text:style-name="P1">اندھو</text:p>
      <text:p text:style-name="P1">اندھے</text:p>
      <text:p text:style-name="P1"><text:soft-page-break/>انصاف</text:p>
      <text:p text:style-name="P1">انُوس</text:p>
      <text:p text:style-name="P1">انگور</text:p>
      <text:p text:style-name="P1">انگوراں</text:p>
      <text:p text:style-name="P1">او</text:p>
      <text:p text:style-name="P1">اوئاں</text:p>
      <text:p text:style-name="P1">اوئاں﻿﻿ج</text:p>
      <text:p text:style-name="P1">اوئی</text:p>
      <text:p text:style-name="P1">اوئے</text:p>
      <text:p text:style-name="P1">اوتری</text:p>
      <text:p text:style-name="P1">اوتھ</text:p>
      <text:p text:style-name="P1">اوتھلے</text:p>
      <text:p text:style-name="P1">اوتھ﻿ج</text:p>
      <text:p text:style-name="P1"><text:soft-page-break/>اوزار</text:p>
      <text:p text:style-name="P1">اونچی</text:p>
      <text:p text:style-name="P1">اونگھ</text:p>
      <text:p text:style-name="P1">اونݙو</text:p>
      <text:p text:style-name="P1">اوُئاں</text:p>
      <text:p text:style-name="P1">اوچھتو</text:p>
      <text:p text:style-name="P1">اوڈھ</text:p>
      <text:p text:style-name="P1">اوگُستُس</text:p>
      <text:p text:style-name="P1">اوںچی</text:p>
      <text:p text:style-name="P1">اوݪاد</text:p>
      <text:p text:style-name="P1">اوݪکھاݨ</text:p>
      <text:p text:style-name="P1">اوݪکھی</text:p>
      <text:p text:style-name="P1">اوݪکھیجئی</text:p>
      <text:p text:style-name="P1"><text:soft-page-break/>اوݪکھݨ</text:p>
      <text:p text:style-name="P1">او﻿ج</text:p>
      <text:p text:style-name="P1">اَبلیںی</text:p>
      <text:p text:style-name="P1">اَمر</text:p>
      <text:p text:style-name="P1">اَندھار</text:p>
      <text:p text:style-name="P1">اَندھارے</text:p>
      <text:p text:style-name="P1">اَپݨو</text:p>
      <text:p text:style-name="P1">اُبھا</text:p>
      <text:p text:style-name="P1">اُبھاݨیو</text:p>
      <text:p text:style-name="P1">اُبھجاݨیا</text:p>
      <text:p text:style-name="P1">اُبھیج</text:p>
      <text:p text:style-name="P1">اُبھیجو</text:p>
      <text:p text:style-name="P1">اُتار</text:p>
      <text:p text:style-name="P1"><text:soft-page-break/>اُتاریو</text:p>
      <text:p text:style-name="P1">اُتر</text:p>
      <text:p text:style-name="P1">اُترخے</text:p>
      <text:p text:style-name="P1">اُتریا</text:p>
      <text:p text:style-name="P1">اُتریو</text:p>
      <text:p text:style-name="P1">اُترے</text:p>
      <text:p text:style-name="P1">اُترݨ</text:p>
      <text:p text:style-name="P1">اُتپتی</text:p>
      <text:p text:style-name="P1">اُجاݪو</text:p>
      <text:p text:style-name="P1">اُجاݪے</text:p>
      <text:p text:style-name="P1">اُجیخ</text:p>
      <text:p text:style-name="P1">اُدھار</text:p>
      <text:p text:style-name="P1">اُدھاری</text:p>
      <text:p text:style-name="P1"><text:soft-page-break/>اُس</text:p>
      <text:p text:style-name="P1">اُستاد</text:p>
      <text:p text:style-name="P1">اُستاداں</text:p>
      <text:p text:style-name="P1">اُمت</text:p>
      <text:p text:style-name="P1">اُنہتر</text:p>
      <text:p text:style-name="P1">اُونچی</text:p>
      <text:p text:style-name="P1">اُوںچے</text:p>
      <text:p text:style-name="P1">اُوںݙے</text:p>
      <text:p text:style-name="P1">اُوہا</text:p>
      <text:p text:style-name="P1">اُٹھاݨ</text:p>
      <text:p text:style-name="P1">اُٹھخے</text:p>
      <text:p text:style-name="P1">اُٹھی</text:p>
      <text:p text:style-name="P1">اُٹھیو</text:p>
      <text:p text:style-name="P1"><text:soft-page-break/>اُپدیش</text:p>
      <text:p text:style-name="P1">اُکھݨ</text:p>
      <text:p text:style-name="P1">اُکھݨیا</text:p>
      <text:p text:style-name="P1">اُکھݨیجݨ</text:p>
      <text:p text:style-name="P1">اُکھݨیو</text:p>
      <text:p text:style-name="P1">اُکھݨے</text:p>
      <text:p text:style-name="P1">اُکھݨݨ</text:p>
      <text:p text:style-name="P1">اُگئی</text:p>
      <text:p text:style-name="P1">اُگاڑݨ</text:p>
      <text:p text:style-name="P1">اُگایا</text:p>
      <text:p text:style-name="P1">اُگاݨے</text:p>
      <text:p text:style-name="P1">اُگتے</text:p>
      <text:p text:style-name="P1">اُگخے</text:p>
      <text:p text:style-name="P1"><text:soft-page-break/>اُگھاڑا</text:p>
      <text:p text:style-name="P1">اُگھاڑو</text:p>
      <text:p text:style-name="P1">اُگیا</text:p>
      <text:p text:style-name="P1">اُگے</text:p>
      <text:p text:style-name="P1">اُݙاہی</text:p>
      <text:p text:style-name="P1">اُݙے</text:p>
      <text:p text:style-name="P1">اِترا</text:p>
      <text:p text:style-name="P1">اِترو</text:p>
      <text:p text:style-name="P1">اِترِی</text:p>
      <text:p text:style-name="P1">اِترکی</text:p>
      <text:p text:style-name="P1">اِتری</text:p>
      <text:p text:style-name="P1">اِترے</text:p>
      <text:p text:style-name="P1">اِتوریہ</text:p>
      <text:p text:style-name="P1"><text:soft-page-break/>اِرادو</text:p>
      <text:p text:style-name="P1">اِسکریوتی</text:p>
      <text:p text:style-name="P1">اِشارو</text:p>
      <text:p text:style-name="P1">اِنسان</text:p>
      <text:p text:style-name="P1">اِںسان</text:p>
      <text:p text:style-name="P1">اِی</text:p>
      <text:p text:style-name="P1">اِیئاں</text:p>
      <text:p text:style-name="P1">اِیئاں﻿اِی</text:p>
      <text:p text:style-name="P1">اِیئی</text:p>
      <text:p text:style-name="P1">اِیئے</text:p>
      <text:p text:style-name="P1">اِیج</text:p>
      <text:p text:style-name="P1">اِیشور</text:p>
      <text:p text:style-name="P1">اِیشوَر</text:p>
      <text:p text:style-name="P1"><text:soft-page-break/>اِینݙو</text:p>
      <text:p text:style-name="P1">اِیہا</text:p>
      <text:p text:style-name="P1">اِݙے</text:p>
      <text:p text:style-name="P1">اٹکݪ</text:p>
      <text:p text:style-name="P1">اپݨو</text:p>
      <text:p text:style-name="P1">اپݨی</text:p>
      <text:p text:style-name="P1">اپݨے</text:p>
      <text:p text:style-name="P1">اگر</text:p>
      <text:p text:style-name="P1">اگواݨ</text:p>
      <text:p text:style-name="P1">اںدھاں</text:p>
      <text:p text:style-name="P1">اںوس</text:p>
      <text:p text:style-name="P1">ایئاں</text:p>
      <text:p text:style-name="P1">ایئاں﻿ج</text:p>
      <text:p text:style-name="P1"><text:soft-page-break/>ایئاں﻿﻿ج</text:p>
      <text:p text:style-name="P1">ایئے</text:p>
      <text:p text:style-name="P1">ایتھ</text:p>
      <text:p text:style-name="P1">ایخری</text:p>
      <text:p text:style-name="P1">ایخڑا</text:p>
      <text:p text:style-name="P1">ایخڑو</text:p>
      <text:p text:style-name="P1">ایخڑی</text:p>
      <text:p text:style-name="P1">ایخڑے</text:p>
      <text:p text:style-name="P1">ایشور</text:p>
      <text:p text:style-name="P1">ایلیاء</text:p>
      <text:p text:style-name="P1">ایلیاہ</text:p>
      <text:p text:style-name="P1">ایمان</text:p>
      <text:p text:style-name="P1">ایماناں</text:p>
      <text:p text:style-name="P1"><text:soft-page-break/>ایماندار</text:p>
      <text:p text:style-name="P1">ایِشوَر</text:p>
      <text:p text:style-name="P1">ایہڑا</text:p>
      <text:p text:style-name="P1">ایہڑو</text:p>
      <text:p text:style-name="P1">ایہڑی</text:p>
      <text:p text:style-name="P1">ایہڑے</text:p>
      <text:p text:style-name="P1">ایے</text:p>
      <text:p text:style-name="P1">اے</text:p>
      <text:p text:style-name="P1">اے﻿ج</text:p>
      <text:p text:style-name="P1">اݙے</text:p>
      <text:p text:style-name="P1">اݨا</text:p>
      <text:p text:style-name="P1">اݨائی</text:p>
      <text:p text:style-name="P1">اݪگو</text:p>
      <text:p text:style-name="P1"><text:soft-page-break/>اݪگے</text:p>
      <text:p text:style-name="P1">بئی</text:p>
      <text:p text:style-name="P1">بئیر</text:p>
      <text:p text:style-name="P1">بائخ</text:p>
      <text:p text:style-name="P1">بائرو</text:p>
      <text:p text:style-name="P1">بائرے</text:p>
      <text:p text:style-name="P1">بابا</text:p>
      <text:p text:style-name="P1">بابو</text:p>
      <text:p text:style-name="P1">بات</text:p>
      <text:p text:style-name="P1">باتان</text:p>
      <text:p text:style-name="P1">باتاں</text:p>
      <text:p text:style-name="P1">باخݙے</text:p>
      <text:p text:style-name="P1">بادشاہ</text:p>
      <text:p text:style-name="P1"><text:soft-page-break/>بادشاہی</text:p>
      <text:p text:style-name="P1">بار</text:p>
      <text:p text:style-name="P1">بارِی</text:p>
      <text:p text:style-name="P1">باری</text:p>
      <text:p text:style-name="P1">بارے</text:p>
      <text:p text:style-name="P1">باندو</text:p>
      <text:p text:style-name="P1">بانسری</text:p>
      <text:p text:style-name="P1">بانڈھِی</text:p>
      <text:p text:style-name="P1">باوتا</text:p>
      <text:p text:style-name="P1">باوے</text:p>
      <text:p text:style-name="P1">باٹ</text:p>
      <text:p text:style-name="P1">باڈھ</text:p>
      <text:p text:style-name="P1">باڈھݨ</text:p>
      <text:p text:style-name="P1"><text:soft-page-break/>باکھ</text:p>
      <text:p text:style-name="P1">باگ</text:p>
      <text:p text:style-name="P1">باݪ</text:p>
      <text:p text:style-name="P1">باݪاں</text:p>
      <text:p text:style-name="P1">بتاݪ</text:p>
      <text:p text:style-name="P1">بتاݪیا</text:p>
      <text:p text:style-name="P1">بتاݪیس</text:p>
      <text:p text:style-name="P1">بتاݪیو</text:p>
      <text:p text:style-name="P1">بتاݪیے</text:p>
      <text:p text:style-name="P1">بجاوّتو</text:p>
      <text:p text:style-name="P1">بجایو</text:p>
      <text:p text:style-name="P1">بخ</text:p>
      <text:p text:style-name="P1">بدل</text:p>
      <text:p text:style-name="P1"><text:soft-page-break/>بدلہ</text:p>
      <text:p text:style-name="P1">بدلے</text:p>
      <text:p text:style-name="P1">بدن</text:p>
      <text:p text:style-name="P1">بدھا</text:p>
      <text:p text:style-name="P1">بدھائِی</text:p>
      <text:p text:style-name="P1">بدھائی</text:p>
      <text:p text:style-name="P1">بدھائیخ</text:p>
      <text:p text:style-name="P1">بدھایو</text:p>
      <text:p text:style-name="P1">بدھتو</text:p>
      <text:p text:style-name="P1">بدھتی</text:p>
      <text:p text:style-name="P1">بدھیا</text:p>
      <text:p text:style-name="P1">بدھیک</text:p>
      <text:p text:style-name="P1">برباد</text:p>
      <text:p text:style-name="P1"><text:soft-page-break/>برتلمائی</text:p>
      <text:p text:style-name="P1">برخ</text:p>
      <text:p text:style-name="P1">برخاواں</text:p>
      <text:p text:style-name="P1">برخاں</text:p>
      <text:p text:style-name="P1">برخایو</text:p>
      <text:p text:style-name="P1">برخخے</text:p>
      <text:p text:style-name="P1">برخیو</text:p>
      <text:p text:style-name="P1">برس</text:p>
      <text:p text:style-name="P1">برکت</text:p>
      <text:p text:style-name="P1">بسترے</text:p>
      <text:p text:style-name="P1">بسواس</text:p>
      <text:p text:style-name="P1">بشک</text:p>
      <text:p text:style-name="P1">بشکیا</text:p>
      <text:p text:style-name="P1"><text:soft-page-break/>بشکیجا</text:p>
      <text:p text:style-name="P1">بشکیو</text:p>
      <text:p text:style-name="P1">بشکݨ</text:p>
      <text:p text:style-name="P1">بعل</text:p>
      <text:p text:style-name="P1">بغیر</text:p>
      <text:p text:style-name="P1">بلکل</text:p>
      <text:p text:style-name="P1">بند</text:p>
      <text:p text:style-name="P1">بندر</text:p>
      <text:p text:style-name="P1">بندوبست</text:p>
      <text:p text:style-name="P1">بندُر</text:p>
      <text:p text:style-name="P1">بوعز</text:p>
      <text:p text:style-name="P1">بوُہاری</text:p>
      <text:p text:style-name="P1">بوڈھا</text:p>
      <text:p text:style-name="P1"><text:soft-page-break/>بوڈھاپے</text:p>
      <text:p text:style-name="P1">بوڈھو</text:p>
      <text:p text:style-name="P1">بوڈھی</text:p>
      <text:p text:style-name="P1">بوکھاں</text:p>
      <text:p text:style-name="P1">بوہ</text:p>
      <text:p text:style-name="P1">بوہا</text:p>
      <text:p text:style-name="P1">بوہو</text:p>
      <text:p text:style-name="P1">بوہی</text:p>
      <text:p text:style-name="P1">بَدھو</text:p>
      <text:p text:style-name="P1">بَرخاں</text:p>
      <text:p text:style-name="P1">بَندُر</text:p>
      <text:p text:style-name="P1">بَگڑاں</text:p>
      <text:p text:style-name="P1">بَہوَݨ</text:p>
      <text:p text:style-name="P1"><text:soft-page-break/>بَہی</text:p>
      <text:p text:style-name="P1">بَݨے</text:p>
      <text:p text:style-name="P1">بُرا</text:p>
      <text:p text:style-name="P1">بُرائی</text:p>
      <text:p text:style-name="P1">بُراں</text:p>
      <text:p text:style-name="P1">بُرو</text:p>
      <text:p text:style-name="P1">بُرے</text:p>
      <text:p text:style-name="P1">بُوڈھکِی</text:p>
      <text:p text:style-name="P1">بُوکھ</text:p>
      <text:p text:style-name="P1">بُوکھا</text:p>
      <text:p text:style-name="P1">بُوہا</text:p>
      <text:p text:style-name="P1">بُوہو</text:p>
      <text:p text:style-name="P1">بُݨتا</text:p>
      <text:p text:style-name="P1"><text:soft-page-break/>بِتھی</text:p>
      <text:p text:style-name="P1">بِخریوڑی</text:p>
      <text:p text:style-name="P1">بِنا</text:p>
      <text:p text:style-name="P1">بِچ</text:p>
      <text:p text:style-name="P1">بِچھوئاں</text:p>
      <text:p text:style-name="P1">بِڑھئی</text:p>
      <text:p text:style-name="P1">بِڑھیو</text:p>
      <text:p text:style-name="P1">بِکتے</text:p>
      <text:p text:style-name="P1">بِگڑیوڑا</text:p>
      <text:p text:style-name="P1">بِیݪا</text:p>
      <text:p text:style-name="P1">بٹ</text:p>
      <text:p text:style-name="P1">بٹھی</text:p>
      <text:p text:style-name="P1">بٹی</text:p>
      <text:p text:style-name="P1"><text:soft-page-break/>بٹیاں</text:p>
      <text:p text:style-name="P1">بپتسمو</text:p>
      <text:p text:style-name="P1">بچ</text:p>
      <text:p text:style-name="P1">بچا</text:p>
      <text:p text:style-name="P1">بچاؤ</text:p>
      <text:p text:style-name="P1">بچائیخ</text:p>
      <text:p text:style-name="P1">بچاخے</text:p>
      <text:p text:style-name="P1">بچاوے</text:p>
      <text:p text:style-name="P1">بچاوݨ</text:p>
      <text:p text:style-name="P1">بچایو</text:p>
      <text:p text:style-name="P1">بچخے</text:p>
      <text:p text:style-name="P1">بچھو</text:p>
      <text:p text:style-name="P1">بڈھائی</text:p>
      <text:p text:style-name="P1"><text:soft-page-break/>بڑ</text:p>
      <text:p text:style-name="P1">بڑھاند</text:p>
      <text:p text:style-name="P1">بڑیا</text:p>
      <text:p text:style-name="P1">بڑݨ</text:p>
      <text:p text:style-name="P1">بک</text:p>
      <text:p text:style-name="P1">بکرے</text:p>
      <text:p text:style-name="P1">بںد</text:p>
      <text:p text:style-name="P1">بھائی</text:p>
      <text:p text:style-name="P1">بھائیواݪ</text:p>
      <text:p text:style-name="P1">بھائیواݪاں</text:p>
      <text:p text:style-name="P1">بھاتی</text:p>
      <text:p text:style-name="P1">بھاتیاں</text:p>
      <text:p text:style-name="P1">بھاجی</text:p>
      <text:p text:style-name="P1"><text:soft-page-break/>بھار</text:p>
      <text:p text:style-name="P1">بھاراں</text:p>
      <text:p text:style-name="P1">بھانگا</text:p>
      <text:p text:style-name="P1">بھانگو</text:p>
      <text:p text:style-name="P1">بھاگ</text:p>
      <text:p text:style-name="P1">بھر</text:p>
      <text:p text:style-name="P1">بھرتو</text:p>
      <text:p text:style-name="P1">بھرخے</text:p>
      <text:p text:style-name="P1">بھروسو</text:p>
      <text:p text:style-name="P1">بھرپور</text:p>
      <text:p text:style-name="P1">بھریج</text:p>
      <text:p text:style-name="P1">بھریجخے</text:p>
      <text:p text:style-name="P1">بھریجوڑو</text:p>
      <text:p text:style-name="P1"><text:soft-page-break/>بھریجے</text:p>
      <text:p text:style-name="P1">بھریجݨ</text:p>
      <text:p text:style-name="P1">بھریوڑو</text:p>
      <text:p text:style-name="P1">بھریوڑے</text:p>
      <text:p text:style-name="P1">بھریے</text:p>
      <text:p text:style-name="P1">بھرݨ</text:p>
      <text:p text:style-name="P1">بھلا</text:p>
      <text:p text:style-name="P1">بھلائی</text:p>
      <text:p text:style-name="P1">بھلاں</text:p>
      <text:p text:style-name="P1">بھلو</text:p>
      <text:p text:style-name="P1">بھلی</text:p>
      <text:p text:style-name="P1">بھلے</text:p>
      <text:p text:style-name="P1">بھونت</text:p>
      <text:p text:style-name="P1"><text:soft-page-break/>بھونتان</text:p>
      <text:p text:style-name="P1">بھونتاں</text:p>
      <text:p text:style-name="P1">بھوںت</text:p>
      <text:p text:style-name="P1">بھوںتاں</text:p>
      <text:p text:style-name="P1">بھوݪاں</text:p>
      <text:p text:style-name="P1">بھَر</text:p>
      <text:p text:style-name="P1">بھَرو</text:p>
      <text:p text:style-name="P1">بھَلو</text:p>
      <text:p text:style-name="P1">بھَلے</text:p>
      <text:p text:style-name="P1">بھَݪو</text:p>
      <text:p text:style-name="P1">بھِنجویا</text:p>
      <text:p text:style-name="P1">بھِٹاواں</text:p>
      <text:p text:style-name="P1">بھِینجݨ</text:p>
      <text:p text:style-name="P1"><text:soft-page-break/>بھگتی</text:p>
      <text:p text:style-name="P1">بھگتیاں</text:p>
      <text:p text:style-name="P1">بھیتر</text:p>
      <text:p text:style-name="P1">بھیݙ</text:p>
      <text:p text:style-name="P1">بھیݙاں</text:p>
      <text:p text:style-name="P1">بھیݪا</text:p>
      <text:p text:style-name="P1">بھیݪو</text:p>
      <text:p text:style-name="P1">بھیݪِی</text:p>
      <text:p text:style-name="P1">بھیݪی</text:p>
      <text:p text:style-name="P1">بھیݪے</text:p>
      <text:p text:style-name="P1">بھݪے</text:p>
      <text:p text:style-name="P1">بہئی</text:p>
      <text:p text:style-name="P1">بہایو</text:p>
      <text:p text:style-name="P1"><text:soft-page-break/>بہوتو</text:p>
      <text:p text:style-name="P1">بہُو</text:p>
      <text:p text:style-name="P1">بہہ</text:p>
      <text:p text:style-name="P1">بہی</text:p>
      <text:p text:style-name="P1">بہیخ</text:p>
      <text:p text:style-name="P1">بیابان</text:p>
      <text:p text:style-name="P1">بیابانَ</text:p>
      <text:p text:style-name="P1">بیت</text:p>
      <text:p text:style-name="P1">بیر</text:p>
      <text:p text:style-name="P1">بیشک</text:p>
      <text:p text:style-name="P1">بیمار</text:p>
      <text:p text:style-name="P1">بیماراں</text:p>
      <text:p text:style-name="P1">بیماریاں</text:p>
      <text:p text:style-name="P1"><text:soft-page-break/>بیمارے</text:p>
      <text:p text:style-name="P1">بیچ</text:p>
      <text:p text:style-name="P1">بیڑھیا</text:p>
      <text:p text:style-name="P1">بیگا</text:p>
      <text:p text:style-name="P1">بیگِی</text:p>
      <text:p text:style-name="P1">بیںݙ</text:p>
      <text:p text:style-name="P1">بیہاں</text:p>
      <text:p text:style-name="P1">بیہوئی</text:p>
      <text:p text:style-name="P1">بیہوتو</text:p>
      <text:p text:style-name="P1">بیہوَتو</text:p>
      <text:p text:style-name="P1">بیہوݨ</text:p>
      <text:p text:style-name="P1">بیݪا</text:p>
      <text:p text:style-name="P1">بے</text:p>
      <text:p text:style-name="P1"><text:soft-page-break/>بݙائِی</text:p>
      <text:p text:style-name="P1">بݙائی</text:p>
      <text:p text:style-name="P1">بݨ</text:p>
      <text:p text:style-name="P1">بݨا</text:p>
      <text:p text:style-name="P1">بݨائی</text:p>
      <text:p text:style-name="P1">بݨائیخ</text:p>
      <text:p text:style-name="P1">بݨاوّتو</text:p>
      <text:p text:style-name="P1">بݨاوݨ</text:p>
      <text:p text:style-name="P1">بݨاں</text:p>
      <text:p text:style-name="P1">بݨایا</text:p>
      <text:p text:style-name="P1">بݨایو</text:p>
      <text:p text:style-name="P1">بݨیاد</text:p>
      <text:p text:style-name="P1">بݨیو</text:p>
      <text:p text:style-name="P1"><text:soft-page-break/>بݨیوڑو</text:p>
      <text:p text:style-name="P1">بݨݨ</text:p>
      <text:p text:style-name="P1">بݪ</text:p>
      <text:p text:style-name="P1">بݪتِی</text:p>
      <text:p text:style-name="P1">بݪتی</text:p>
      <text:p text:style-name="P1">بݪتیاں</text:p>
      <text:p text:style-name="P1">بݪھاوݨ</text:p>
      <text:p text:style-name="P1">بݪہا</text:p>
      <text:p text:style-name="P1">بݪیا</text:p>
      <text:p text:style-name="P1">بݪیو</text:p>
      <text:p text:style-name="P1">بݪے</text:p>
      <text:p text:style-name="P1">بݪݨ</text:p>
      <text:p text:style-name="P1">تا</text:p>
      <text:p text:style-name="P1"><text:soft-page-break/>تائیں</text:p>
      <text:p text:style-name="P1">تار</text:p>
      <text:p text:style-name="P1">تارا</text:p>
      <text:p text:style-name="P1">تاراں</text:p>
      <text:p text:style-name="P1">تارھے</text:p>
      <text:p text:style-name="P1">تارہ</text:p>
      <text:p text:style-name="P1">تاڑ</text:p>
      <text:p text:style-name="P1">تاݨی</text:p>
      <text:p text:style-name="P1">تباہ</text:p>
      <text:p text:style-name="P1">تبریس</text:p>
      <text:p text:style-name="P1">تختِی</text:p>
      <text:p text:style-name="P1">ترتیب</text:p>
      <text:p text:style-name="P1">ترخوںیتس</text:p>
      <text:p text:style-name="P1"><text:soft-page-break/>ترس</text:p>
      <text:p text:style-name="P1">تریخ</text:p>
      <text:p text:style-name="P1">تریخاں</text:p>
      <text:p text:style-name="P1">تعریف</text:p>
      <text:p text:style-name="P1">تعلیم</text:p>
      <text:p text:style-name="P1">تلوار</text:p>
      <text:p text:style-name="P1">تمام</text:p>
      <text:p text:style-name="P1">تنبوئاں</text:p>
      <text:p text:style-name="P1">تو</text:p>
      <text:p text:style-name="P1">توبلقائن</text:p>
      <text:p text:style-name="P1">تول</text:p>
      <text:p text:style-name="P1">توما</text:p>
      <text:p text:style-name="P1">تون</text:p>
      <text:p text:style-name="P1"><text:soft-page-break/>توُ</text:p>
      <text:p text:style-name="P1">توٻھاں</text:p>
      <text:p text:style-name="P1">توٻہاں</text:p>
      <text:p text:style-name="P1">توڑ</text:p>
      <text:p text:style-name="P1">توڑا</text:p>
      <text:p text:style-name="P1">توڑتو</text:p>
      <text:p text:style-name="P1">توڑیو</text:p>
      <text:p text:style-name="P1">توں</text:p>
      <text:p text:style-name="P1">تَھںاں</text:p>
      <text:p text:style-name="P1">تُو</text:p>
      <text:p text:style-name="P1">تُوں</text:p>
      <text:p text:style-name="P1">تِیجو</text:p>
      <text:p text:style-name="P1">تِین</text:p>
      <text:p text:style-name="P1"><text:soft-page-break/>تِینھاں</text:p>
      <text:p text:style-name="P1">تک</text:p>
      <text:p text:style-name="P1">تکلیف</text:p>
      <text:p text:style-name="P1">تکلیفاں</text:p>
      <text:p text:style-name="P1">تھارا</text:p>
      <text:p text:style-name="P1">تھارو</text:p>
      <text:p text:style-name="P1">تھاری</text:p>
      <text:p text:style-name="P1">تھارے</text:p>
      <text:p text:style-name="P1">تھانرا</text:p>
      <text:p text:style-name="P1">تھانرو</text:p>
      <text:p text:style-name="P1">تھانرِی</text:p>
      <text:p text:style-name="P1">تھانری</text:p>
      <text:p text:style-name="P1">تھانرے</text:p>
      <text:p text:style-name="P1"><text:soft-page-break/>تھاپ</text:p>
      <text:p text:style-name="P1">تھاں</text:p>
      <text:p text:style-name="P1">تھاںرا</text:p>
      <text:p text:style-name="P1">تھاںرو</text:p>
      <text:p text:style-name="P1">تھاںرِی</text:p>
      <text:p text:style-name="P1">تھاںری</text:p>
      <text:p text:style-name="P1">تھاںرے</text:p>
      <text:p text:style-name="P1">تھاݪکی</text:p>
      <text:p text:style-name="P1">تھاݪکیاں</text:p>
      <text:p text:style-name="P1">تھنا</text:p>
      <text:p text:style-name="P1">تھناں</text:p>
      <text:p text:style-name="P1">تھورائتو</text:p>
      <text:p text:style-name="P1">تھونری</text:p>
      <text:p text:style-name="P1"><text:soft-page-break/>تھوڑا</text:p>
      <text:p text:style-name="P1">تھوڑو</text:p>
      <text:p text:style-name="P1">تھوڑی</text:p>
      <text:p text:style-name="P1">تھَنا</text:p>
      <text:p text:style-name="P1">تھَݙے</text:p>
      <text:p text:style-name="P1">تھںاں</text:p>
      <text:p text:style-name="P1">تھیلو</text:p>
      <text:p text:style-name="P1">تھیوفلس</text:p>
      <text:p text:style-name="P1">تھیں</text:p>
      <text:p text:style-name="P1">تی</text:p>
      <text:p text:style-name="P1">تیار</text:p>
      <text:p text:style-name="P1">تیاری</text:p>
      <text:p text:style-name="P1">تیجے</text:p>
      <text:p text:style-name="P1"><text:soft-page-break/>تیل</text:p>
      <text:p text:style-name="P1">تین</text:p>
      <text:p text:style-name="P1">تیِجو</text:p>
      <text:p text:style-name="P1">تے</text:p>
      <text:p text:style-name="P1">ثابت</text:p>
      <text:p text:style-name="P1">ثبوت</text:p>
      <text:p text:style-name="P1">جا</text:p>
      <text:p text:style-name="P1">جاؤ</text:p>
      <text:p text:style-name="P1">جاؤں</text:p>
      <text:p text:style-name="P1">جائخ</text:p>
      <text:p text:style-name="P1">جائی</text:p>
      <text:p text:style-name="P1">جائیخ</text:p>
      <text:p text:style-name="P1">جائے</text:p>
      <text:p text:style-name="P1"><text:soft-page-break/>جاخو</text:p>
      <text:p text:style-name="P1">جاخے</text:p>
      <text:p text:style-name="P1">جان</text:p>
      <text:p text:style-name="P1">جانور</text:p>
      <text:p text:style-name="P1">جانوراں</text:p>
      <text:p text:style-name="P1">جانوَر</text:p>
      <text:p text:style-name="P1">جانوَراں</text:p>
      <text:p text:style-name="P1">جاوئی</text:p>
      <text:p text:style-name="P1">جاوتا</text:p>
      <text:p text:style-name="P1">جاوتو</text:p>
      <text:p text:style-name="P1">جاوتی</text:p>
      <text:p text:style-name="P1">جاونت</text:p>
      <text:p text:style-name="P1">جاوّتی</text:p>
      <text:p text:style-name="P1"><text:soft-page-break/>جاوے</text:p>
      <text:p text:style-name="P1">جاوݨ</text:p>
      <text:p text:style-name="P1">جاوݨو</text:p>
      <text:p text:style-name="P1">جاگیا</text:p>
      <text:p text:style-name="P1">جاں</text:p>
      <text:p text:style-name="P1">جاںیاں</text:p>
      <text:p text:style-name="P1">جایا</text:p>
      <text:p text:style-name="P1">جایو</text:p>
      <text:p text:style-name="P1">جاݨئی</text:p>
      <text:p text:style-name="P1">جاݨتو</text:p>
      <text:p text:style-name="P1">جاݨنت</text:p>
      <text:p text:style-name="P1">جاݨو</text:p>
      <text:p text:style-name="P1">جاݪ</text:p>
      <text:p text:style-name="P1"><text:soft-page-break/>جاݪیئے</text:p>
      <text:p text:style-name="P1">جاݪیے</text:p>
      <text:p text:style-name="P1">جبرائیل</text:p>
      <text:p text:style-name="P1">جتری</text:p>
      <text:p text:style-name="P1">جتریاں</text:p>
      <text:p text:style-name="P1">جترے</text:p>
      <text:p text:style-name="P1">جج</text:p>
      <text:p text:style-name="P1">جدائی</text:p>
      <text:p text:style-name="P1">جسم</text:p>
      <text:p text:style-name="P1">جنم</text:p>
      <text:p text:style-name="P1">جو</text:p>
      <text:p text:style-name="P1">جوؤ</text:p>
      <text:p text:style-name="P1">جوئی</text:p>
      <text:p text:style-name="P1"><text:soft-page-break/>جوئے</text:p>
      <text:p text:style-name="P1">جوابدار</text:p>
      <text:p text:style-name="P1">جوان</text:p>
      <text:p text:style-name="P1">جوتا</text:p>
      <text:p text:style-name="P1">جوخو</text:p>
      <text:p text:style-name="P1">جوخے</text:p>
      <text:p text:style-name="P1">جوو</text:p>
      <text:p text:style-name="P1">جووئی</text:p>
      <text:p text:style-name="P1">جووئیں</text:p>
      <text:p text:style-name="P1">جووئے</text:p>
      <text:p text:style-name="P1">جوواں</text:p>
      <text:p text:style-name="P1">جووتا</text:p>
      <text:p text:style-name="P1">جووتو</text:p>
      <text:p text:style-name="P1"><text:soft-page-break/>جووتے</text:p>
      <text:p text:style-name="P1">جووَݨ</text:p>
      <text:p text:style-name="P1">جووّے</text:p>
      <text:p text:style-name="P1">جووّݨ</text:p>
      <text:p text:style-name="P1">جووے</text:p>
      <text:p text:style-name="P1">جووݨ</text:p>
      <text:p text:style-name="P1">جوڑ</text:p>
      <text:p text:style-name="P1">جوڑِی</text:p>
      <text:p text:style-name="P1">جوڑی</text:p>
      <text:p text:style-name="P1">جوگو</text:p>
      <text:p text:style-name="P1">جویا</text:p>
      <text:p text:style-name="P1">جویو</text:p>
      <text:p text:style-name="P1">جَنم</text:p>
      <text:p text:style-name="P1"><text:soft-page-break/>جَڑاں</text:p>
      <text:p text:style-name="P1">جَگَت</text:p>
      <text:p text:style-name="P1">جَݙے</text:p>
      <text:p text:style-name="P1">جُتی</text:p>
      <text:p text:style-name="P1">جُدائی</text:p>
      <text:p text:style-name="P1">جُڑ</text:p>
      <text:p text:style-name="P1">جُڑی</text:p>
      <text:p text:style-name="P1">جُگ</text:p>
      <text:p text:style-name="P1">جِترا</text:p>
      <text:p text:style-name="P1">جِترو</text:p>
      <text:p text:style-name="P1">جِتری</text:p>
      <text:p text:style-name="P1">جِناوَراں</text:p>
      <text:p text:style-name="P1">جِند</text:p>
      <text:p text:style-name="P1"><text:soft-page-break/>جِنَخ</text:p>
      <text:p text:style-name="P1">جِی</text:p>
      <text:p text:style-name="P1">جِیو</text:p>
      <text:p text:style-name="P1">جِیواں</text:p>
      <text:p text:style-name="P1">جِݨاں</text:p>
      <text:p text:style-name="P1">جِݨیخ</text:p>
      <text:p text:style-name="P1">جٻان</text:p>
      <text:p text:style-name="P1">جڑ</text:p>
      <text:p text:style-name="P1">جکاں</text:p>
      <text:p text:style-name="P1">جکو</text:p>
      <text:p text:style-name="P1">جکی</text:p>
      <text:p text:style-name="P1">جکے</text:p>
      <text:p text:style-name="P1">جگ</text:p>
      <text:p text:style-name="P1"><text:soft-page-break/>جگت</text:p>
      <text:p text:style-name="P1">جگھا</text:p>
      <text:p text:style-name="P1">جگہا</text:p>
      <text:p text:style-name="P1">جگہاواں</text:p>
      <text:p text:style-name="P1">جھال</text:p>
      <text:p text:style-name="P1">جھالئی</text:p>
      <text:p text:style-name="P1">جھالݨ</text:p>
      <text:p text:style-name="P1">جھاݪ</text:p>
      <text:p text:style-name="P1">جھلایو</text:p>
      <text:p text:style-name="P1">جھنگ</text:p>
      <text:p text:style-name="P1">جھنگلی</text:p>
      <text:p text:style-name="P1">جھومپڑی</text:p>
      <text:p text:style-name="P1">جھوڑخو</text:p>
      <text:p text:style-name="P1"><text:soft-page-break/>جھوݪی</text:p>
      <text:p text:style-name="P1">جھوݪے</text:p>
      <text:p text:style-name="P1">جھُڑاں</text:p>
      <text:p text:style-name="P1">جھڑ</text:p>
      <text:p text:style-name="P1">جھڑاں</text:p>
      <text:p text:style-name="P1">جھگی</text:p>
      <text:p text:style-name="P1">جھیل</text:p>
      <text:p text:style-name="P1">جی</text:p>
      <text:p text:style-name="P1">جیتھ</text:p>
      <text:p text:style-name="P1">جیخڑا</text:p>
      <text:p text:style-name="P1">جیخڑو</text:p>
      <text:p text:style-name="P1">جیخڑی</text:p>
      <text:p text:style-name="P1">جیل</text:p>
      <text:p text:style-name="P1"><text:soft-page-break/>جیوتا</text:p>
      <text:p text:style-name="P1">جیوتو</text:p>
      <text:p text:style-name="P1">جیون</text:p>
      <text:p text:style-name="P1">جیوّتو</text:p>
      <text:p text:style-name="P1">جیکے</text:p>
      <text:p text:style-name="P1">جیہون</text:p>
      <text:p text:style-name="P1">جیہڑو</text:p>
      <text:p text:style-name="P1">جیہڑِی</text:p>
      <text:p text:style-name="P1">جے</text:p>
      <text:p text:style-name="P1">جݙے</text:p>
      <text:p text:style-name="P1">جݨا</text:p>
      <text:p text:style-name="P1">جݨاں</text:p>
      <text:p text:style-name="P1">جݨیو</text:p>
      <text:p text:style-name="P1"><text:soft-page-break/>حال</text:p>
      <text:p text:style-name="P1">حالت</text:p>
      <text:p text:style-name="P1">حام</text:p>
      <text:p text:style-name="P1">حاکم</text:p>
      <text:p text:style-name="P1">حاکماں</text:p>
      <text:p text:style-name="P1">حاݪ</text:p>
      <text:p text:style-name="P1">حساب</text:p>
      <text:p text:style-name="P1">حصرون</text:p>
      <text:p text:style-name="P1">حقدار</text:p>
      <text:p text:style-name="P1">حقیق</text:p>
      <text:p text:style-name="P1">حقیقت</text:p>
      <text:p text:style-name="P1">حلفی</text:p>
      <text:p text:style-name="P1">حنا</text:p>
      <text:p text:style-name="P1"><text:soft-page-break/>حنوک</text:p>
      <text:p text:style-name="P1">حوا</text:p>
      <text:p text:style-name="P1">حوالے</text:p>
      <text:p text:style-name="P1">حویلہ</text:p>
      <text:p text:style-name="P1">حَنا</text:p>
      <text:p text:style-name="P1">حُکم</text:p>
      <text:p text:style-name="P1">حکم</text:p>
      <text:p text:style-name="P1">حکماں</text:p>
      <text:p text:style-name="P1">حکومت</text:p>
      <text:p text:style-name="P1">حکیم</text:p>
      <text:p text:style-name="P1">حںاہ</text:p>
      <text:p text:style-name="P1">حںوک</text:p>
      <text:p text:style-name="P1">حیاتی</text:p>
      <text:p text:style-name="P1"><text:soft-page-break/>حیران</text:p>
      <text:p text:style-name="P1">حیرانگی</text:p>
      <text:p text:style-name="P1">خؤ</text:p>
      <text:p text:style-name="P1">خات</text:p>
      <text:p text:style-name="P1">خاتاں</text:p>
      <text:p text:style-name="P1">خاتویں</text:p>
      <text:p text:style-name="P1">خاجا</text:p>
      <text:p text:style-name="P1">خاجاں</text:p>
      <text:p text:style-name="P1">خاجو</text:p>
      <text:p text:style-name="P1">خاجِی</text:p>
      <text:p text:style-name="P1">خاجڑی</text:p>
      <text:p text:style-name="P1">خاجی</text:p>
      <text:p text:style-name="P1">خاجے</text:p>
      <text:p text:style-name="P1"><text:soft-page-break/>خاخ</text:p>
      <text:p text:style-name="P1">خاخُو</text:p>
      <text:p text:style-name="P1">خارا</text:p>
      <text:p text:style-name="P1">خاراں</text:p>
      <text:p text:style-name="P1">خارو</text:p>
      <text:p text:style-name="P1">خاروں</text:p>
      <text:p text:style-name="P1">خارُو</text:p>
      <text:p text:style-name="P1">خارِی</text:p>
      <text:p text:style-name="P1">خاری</text:p>
      <text:p text:style-name="P1">خارے</text:p>
      <text:p text:style-name="P1">خاص</text:p>
      <text:p text:style-name="P1">خالی</text:p>
      <text:p text:style-name="P1">خامان</text:p>
      <text:p text:style-name="P1"><text:soft-page-break/>خامھو</text:p>
      <text:p text:style-name="P1">خان</text:p>
      <text:p text:style-name="P1">خاچی</text:p>
      <text:p text:style-name="P1">خاچے</text:p>
      <text:p text:style-name="P1">خاڈھی</text:p>
      <text:p text:style-name="P1">خاڑخے</text:p>
      <text:p text:style-name="P1">خاکے</text:p>
      <text:p text:style-name="P1">خاکݪے</text:p>
      <text:p text:style-name="P1">خاں</text:p>
      <text:p text:style-name="P1">خبردار</text:p>
      <text:p text:style-name="P1">خبھ</text:p>
      <text:p text:style-name="P1">ختاخی</text:p>
      <text:p text:style-name="P1">ختاخے</text:p>
      <text:p text:style-name="P1"><text:soft-page-break/>ختر</text:p>
      <text:p text:style-name="P1">ختم</text:p>
      <text:p text:style-name="P1">ختنو</text:p>
      <text:p text:style-name="P1">خجاگ</text:p>
      <text:p text:style-name="P1">خجݨ</text:p>
      <text:p text:style-name="P1">خرازین</text:p>
      <text:p text:style-name="P1">خرماخے</text:p>
      <text:p text:style-name="P1">خرماوئی</text:p>
      <text:p text:style-name="P1">خرچ</text:p>
      <text:p text:style-name="P1">خزانے</text:p>
      <text:p text:style-name="P1">خطرناک</text:p>
      <text:p text:style-name="P1">خطرے</text:p>
      <text:p text:style-name="P1">خلاف</text:p>
      <text:p text:style-name="P1"><text:soft-page-break/>خلامت</text:p>
      <text:p text:style-name="P1">خمبھاݪے</text:p>
      <text:p text:style-name="P1">خمجھ</text:p>
      <text:p text:style-name="P1">خمجھئی</text:p>
      <text:p text:style-name="P1">خمجھئیں</text:p>
      <text:p text:style-name="P1">خمجھا</text:p>
      <text:p text:style-name="P1">خمجھتا</text:p>
      <text:p text:style-name="P1">خمجھو</text:p>
      <text:p text:style-name="P1">خمجھیا</text:p>
      <text:p text:style-name="P1">خمجھیو</text:p>
      <text:p text:style-name="P1">خمجھے</text:p>
      <text:p text:style-name="P1">خمجھݨ</text:p>
      <text:p text:style-name="P1">خمیر</text:p>
      <text:p text:style-name="P1"><text:soft-page-break/>خنبھاݪ</text:p>
      <text:p text:style-name="P1">خندرا</text:p>
      <text:p text:style-name="P1">خندرو</text:p>
      <text:p text:style-name="P1">خندھ</text:p>
      <text:p text:style-name="P1">خنگت</text:p>
      <text:p text:style-name="P1">خنگتی</text:p>
      <text:p text:style-name="P1">خنگتیاں</text:p>
      <text:p text:style-name="P1">خنݙیخا</text:p>
      <text:p text:style-name="P1">خنݙیخو</text:p>
      <text:p text:style-name="P1">خنݙیخے</text:p>
      <text:p text:style-name="P1">خوئاݨیو</text:p>
      <text:p text:style-name="P1">خوئراں</text:p>
      <text:p text:style-name="P1">خوتو</text:p>
      <text:p text:style-name="P1"><text:soft-page-break/>خوتوڑو</text:p>
      <text:p text:style-name="P1">خوتی</text:p>
      <text:p text:style-name="P1">خودھو</text:p>
      <text:p text:style-name="P1">خورا</text:p>
      <text:p text:style-name="P1">خوراں</text:p>
      <text:p text:style-name="P1">خورو</text:p>
      <text:p text:style-name="P1">خوری</text:p>
      <text:p text:style-name="P1">خورے</text:p>
      <text:p text:style-name="P1">خوزہ</text:p>
      <text:p text:style-name="P1">خوش</text:p>
      <text:p text:style-name="P1">خوشی</text:p>
      <text:p text:style-name="P1">خونو</text:p>
      <text:p text:style-name="P1">خوچ</text:p>
      <text:p text:style-name="P1"><text:soft-page-break/>خوچئی</text:p>
      <text:p text:style-name="P1">خوچیو</text:p>
      <text:p text:style-name="P1">خوچے</text:p>
      <text:p text:style-name="P1">خوچݨ</text:p>
      <text:p text:style-name="P1">خوکا</text:p>
      <text:p text:style-name="P1">خوکوڑو</text:p>
      <text:p text:style-name="P1">خوکوڑے</text:p>
      <text:p text:style-name="P1">خَتَتر</text:p>
      <text:p text:style-name="P1">خَدائیں</text:p>
      <text:p text:style-name="P1">خَداں</text:p>
      <text:p text:style-name="P1">خَرم</text:p>
      <text:p text:style-name="P1">خَرمیجتا</text:p>
      <text:p text:style-name="P1">خَرِیکھے</text:p>
      <text:p text:style-name="P1"><text:soft-page-break/>خَریکھی</text:p>
      <text:p text:style-name="P1">خَنبھری</text:p>
      <text:p text:style-name="P1">خَچی</text:p>
      <text:p text:style-name="P1">خَگئی</text:p>
      <text:p text:style-name="P1">خَݙاخے</text:p>
      <text:p text:style-name="P1">خُلح</text:p>
      <text:p text:style-name="P1">خُو</text:p>
      <text:p text:style-name="P1">خُوئاݨ</text:p>
      <text:p text:style-name="P1">خُوئر</text:p>
      <text:p text:style-name="P1">خُوئراں</text:p>
      <text:p text:style-name="P1">خُوتوڑو</text:p>
      <text:p text:style-name="P1">خُورا</text:p>
      <text:p text:style-name="P1">خُورج</text:p>
      <text:p text:style-name="P1"><text:soft-page-break/>خُوݪِی</text:p>
      <text:p text:style-name="P1">خُُتھرو</text:p>
      <text:p text:style-name="P1">خُکھ</text:p>
      <text:p text:style-name="P1">خُکھی</text:p>
      <text:p text:style-name="P1">خُݨئی</text:p>
      <text:p text:style-name="P1">خُݨئیں</text:p>
      <text:p text:style-name="P1">خُݨائی</text:p>
      <text:p text:style-name="P1">خُݨائے</text:p>
      <text:p text:style-name="P1">خُݨاوئیں</text:p>
      <text:p text:style-name="P1">خُݨاواں</text:p>
      <text:p text:style-name="P1">خُݨاوتو</text:p>
      <text:p text:style-name="P1">خُݨاوݨ</text:p>
      <text:p text:style-name="P1">خُݨایو</text:p>
      <text:p text:style-name="P1"><text:soft-page-break/>خُݨتے</text:p>
      <text:p text:style-name="P1">خُݨتے﻿اِی</text:p>
      <text:p text:style-name="P1">خُݨو</text:p>
      <text:p text:style-name="P1">خُݨی</text:p>
      <text:p text:style-name="P1">خُݨیو</text:p>
      <text:p text:style-name="P1">خُݨیے</text:p>
      <text:p text:style-name="P1">خُݨے</text:p>
      <text:p text:style-name="P1">خِدھا</text:p>
      <text:p text:style-name="P1">خِدھو</text:p>
      <text:p text:style-name="P1">خِردار</text:p>
      <text:p text:style-name="P1">خِٹا</text:p>
      <text:p text:style-name="P1">خِپاہی</text:p>
      <text:p text:style-name="P1">خِیاݨپ</text:p>
      <text:p text:style-name="P1"><text:soft-page-break/>خِیاݨے</text:p>
      <text:p text:style-name="P1">خِیدھو</text:p>
      <text:p text:style-name="P1">خپاہیاں</text:p>
      <text:p text:style-name="P1">خچ</text:p>
      <text:p text:style-name="P1">خچائی</text:p>
      <text:p text:style-name="P1">خچو</text:p>
      <text:p text:style-name="P1">خچی</text:p>
      <text:p text:style-name="P1">خچیلی</text:p>
      <text:p text:style-name="P1">خچے</text:p>
      <text:p text:style-name="P1">خگئی</text:p>
      <text:p text:style-name="P1">خگئیں</text:p>
      <text:p text:style-name="P1">خگاں</text:p>
      <text:p text:style-name="P1">خگتا</text:p>
      <text:p text:style-name="P1"><text:soft-page-break/>خگتو</text:p>
      <text:p text:style-name="P1">خگتی</text:p>
      <text:p text:style-name="P1">خگخے</text:p>
      <text:p text:style-name="P1">خگیا</text:p>
      <text:p text:style-name="P1">خگیخ</text:p>
      <text:p text:style-name="P1">خگیو</text:p>
      <text:p text:style-name="P1">خگے</text:p>
      <text:p text:style-name="P1">خںبھاݪ</text:p>
      <text:p text:style-name="P1">خںݙیخو</text:p>
      <text:p text:style-name="P1">خہنٹیو</text:p>
      <text:p text:style-name="P1">خہنٹݨ</text:p>
      <text:p text:style-name="P1">خہہ</text:p>
      <text:p text:style-name="P1">خہی</text:p>
      <text:p text:style-name="P1"><text:soft-page-break/>خہیخ</text:p>
      <text:p text:style-name="P1">خیال</text:p>
      <text:p text:style-name="P1">خیاݨاں</text:p>
      <text:p text:style-name="P1">خیاݨپ</text:p>
      <text:p text:style-name="P1">خیاݨے</text:p>
      <text:p text:style-name="P1">خیرات</text:p>
      <text:p text:style-name="P1">خیم</text:p>
      <text:p text:style-name="P1">خینگ</text:p>
      <text:p text:style-name="P1">خینگاریوڑو</text:p>
      <text:p text:style-name="P1">خیکھئی</text:p>
      <text:p text:style-name="P1">خیکھاؤ</text:p>
      <text:p text:style-name="P1">خیکھائی</text:p>
      <text:p text:style-name="P1">خیکھاخے</text:p>
      <text:p text:style-name="P1"><text:soft-page-break/>خیکھاوَݨ</text:p>
      <text:p text:style-name="P1">خیہنٹیو</text:p>
      <text:p text:style-name="P1">خݨ</text:p>
      <text:p text:style-name="P1">خݨئی</text:p>
      <text:p text:style-name="P1">خݨا</text:p>
      <text:p text:style-name="P1">خݨاؤ</text:p>
      <text:p text:style-name="P1">خݨائِی</text:p>
      <text:p text:style-name="P1">خݨائی</text:p>
      <text:p text:style-name="P1">خݨائیخ</text:p>
      <text:p text:style-name="P1">خݨائے</text:p>
      <text:p text:style-name="P1">خݨاتی</text:p>
      <text:p text:style-name="P1">خݨاوئیں</text:p>
      <text:p text:style-name="P1">خݨاواں</text:p>
      <text:p text:style-name="P1"><text:soft-page-break/>خݨاوتا</text:p>
      <text:p text:style-name="P1">خݨاوتو</text:p>
      <text:p text:style-name="P1">خݨاوَݨ</text:p>
      <text:p text:style-name="P1">خݨاوݨ</text:p>
      <text:p text:style-name="P1">خݨایا</text:p>
      <text:p text:style-name="P1">خݨایو</text:p>
      <text:p text:style-name="P1">خݨتی</text:p>
      <text:p text:style-name="P1">خݨو</text:p>
      <text:p text:style-name="P1">خݨی</text:p>
      <text:p text:style-name="P1">خݨیجئیخ</text:p>
      <text:p text:style-name="P1">خݨیجتی</text:p>
      <text:p text:style-name="P1">خݨیو</text:p>
      <text:p text:style-name="P1">خݨیے</text:p>
      <text:p text:style-name="P1"><text:soft-page-break/>خݨے</text:p>
      <text:p text:style-name="P1">خݨݨ</text:p>
      <text:p text:style-name="P1">داؤد</text:p>
      <text:p text:style-name="P1">دائود</text:p>
      <text:p text:style-name="P1">داتا</text:p>
      <text:p text:style-name="P1">دالچینی</text:p>
      <text:p text:style-name="P1">دجلہ</text:p>
      <text:p text:style-name="P1">در</text:p>
      <text:p text:style-name="P1">دربار</text:p>
      <text:p text:style-name="P1">درشن</text:p>
      <text:p text:style-name="P1">دروازے</text:p>
      <text:p text:style-name="P1">دریا</text:p>
      <text:p text:style-name="P1">دشمن</text:p>
      <text:p text:style-name="P1"><text:soft-page-break/>دشمنان</text:p>
      <text:p text:style-name="P1">دشمناں</text:p>
      <text:p text:style-name="P1">دعوت</text:p>
      <text:p text:style-name="P1">دل</text:p>
      <text:p text:style-name="P1">دنیا</text:p>
      <text:p text:style-name="P1">دور</text:p>
      <text:p text:style-name="P1">دولت</text:p>
      <text:p text:style-name="P1">دَوا</text:p>
      <text:p text:style-name="P1">دَڑا</text:p>
      <text:p text:style-name="P1">دُنگی</text:p>
      <text:p text:style-name="P1">دٻایا</text:p>
      <text:p text:style-name="P1">دٻیوڑاں</text:p>
      <text:p text:style-name="P1">دڑکو</text:p>
      <text:p text:style-name="P1"><text:soft-page-break/>دھار</text:p>
      <text:p text:style-name="P1">دھان</text:p>
      <text:p text:style-name="P1">دھاپیوڑا</text:p>
      <text:p text:style-name="P1">دھرتی</text:p>
      <text:p text:style-name="P1">دھرمی</text:p>
      <text:p text:style-name="P1">دھن</text:p>
      <text:p text:style-name="P1">دھنار</text:p>
      <text:p text:style-name="P1">دھناراں</text:p>
      <text:p text:style-name="P1">دھنوتی</text:p>
      <text:p text:style-name="P1">دھو</text:p>
      <text:p text:style-name="P1">دھونپ</text:p>
      <text:p text:style-name="P1">دھووتا</text:p>
      <text:p text:style-name="P1">دھووݨ</text:p>
      <text:p text:style-name="P1"><text:soft-page-break/>دھویا</text:p>
      <text:p text:style-name="P1">دھَنوتی</text:p>
      <text:p text:style-name="P1">دھپایا</text:p>
      <text:p text:style-name="P1">دھیان</text:p>
      <text:p text:style-name="P1">دھݨ</text:p>
      <text:p text:style-name="P1">دھݨی</text:p>
      <text:p text:style-name="P1">دیا</text:p>
      <text:p text:style-name="P1">دیاݪو</text:p>
      <text:p text:style-name="P1">دیر</text:p>
      <text:p text:style-name="P1">دے</text:p>
      <text:p text:style-name="P1">ذمہ﻿داری</text:p>
      <text:p text:style-name="P1">ذکریا</text:p>
      <text:p text:style-name="P1">رئیخ</text:p>
      <text:p text:style-name="P1"><text:soft-page-break/>رئیں</text:p>
      <text:p text:style-name="P1">را</text:p>
      <text:p text:style-name="P1">رات</text:p>
      <text:p text:style-name="P1">راج</text:p>
      <text:p text:style-name="P1">راجا</text:p>
      <text:p text:style-name="P1">راجائی</text:p>
      <text:p text:style-name="P1">راجاواں</text:p>
      <text:p text:style-name="P1">راجی</text:p>
      <text:p text:style-name="P1">راضی</text:p>
      <text:p text:style-name="P1">رانݙٻیر</text:p>
      <text:p text:style-name="P1">راکھ</text:p>
      <text:p text:style-name="P1">راکھئی</text:p>
      <text:p text:style-name="P1">راکھتا</text:p>
      <text:p text:style-name="P1"><text:soft-page-break/>راکھتو</text:p>
      <text:p text:style-name="P1">راکھتی</text:p>
      <text:p text:style-name="P1">راکھخاں</text:p>
      <text:p text:style-name="P1">راکھخے</text:p>
      <text:p text:style-name="P1">راکھو</text:p>
      <text:p text:style-name="P1">راکھی</text:p>
      <text:p text:style-name="P1">راکھیا</text:p>
      <text:p text:style-name="P1">راکھیخ</text:p>
      <text:p text:style-name="P1">راکھیو</text:p>
      <text:p text:style-name="P1">راکھیے</text:p>
      <text:p text:style-name="P1">راکھے</text:p>
      <text:p text:style-name="P1">راکھݨ</text:p>
      <text:p text:style-name="P1">راݨی</text:p>
      <text:p text:style-name="P1"><text:soft-page-break/>رد</text:p>
      <text:p text:style-name="P1">رش</text:p>
      <text:p text:style-name="P1">رعو</text:p>
      <text:p text:style-name="P1">رو</text:p>
      <text:p text:style-name="P1">روئو</text:p>
      <text:p text:style-name="P1">روانا</text:p>
      <text:p text:style-name="P1">روبرو</text:p>
      <text:p text:style-name="P1">روتا</text:p>
      <text:p text:style-name="P1">روخو</text:p>
      <text:p text:style-name="P1">روز</text:p>
      <text:p text:style-name="P1">روشن</text:p>
      <text:p text:style-name="P1">روشنِی</text:p>
      <text:p text:style-name="P1">روشنی</text:p>
      <text:p text:style-name="P1"><text:soft-page-break/>روم</text:p>
      <text:p text:style-name="P1">رومی</text:p>
      <text:p text:style-name="P1">رونݙٻیر</text:p>
      <text:p text:style-name="P1">رونݙٻیراں</text:p>
      <text:p text:style-name="P1">رووئی</text:p>
      <text:p text:style-name="P1">رووݨ</text:p>
      <text:p text:style-name="P1">روٹی</text:p>
      <text:p text:style-name="P1">روپ</text:p>
      <text:p text:style-name="P1">روکئی</text:p>
      <text:p text:style-name="P1">رَخ</text:p>
      <text:p text:style-name="P1">رَستے</text:p>
      <text:p text:style-name="P1">رَکھا</text:p>
      <text:p text:style-name="P1">رُمتے</text:p>
      <text:p text:style-name="P1"><text:soft-page-break/>رُنا</text:p>
      <text:p text:style-name="P1">رُݪئی</text:p>
      <text:p text:style-name="P1">رُݪتو</text:p>
      <text:p text:style-name="P1">رُݪݨ</text:p>
      <text:p text:style-name="P1">رِا</text:p>
      <text:p text:style-name="P1">رِو</text:p>
      <text:p text:style-name="P1">رِی</text:p>
      <text:p text:style-name="P1">رِیخ</text:p>
      <text:p text:style-name="P1">رِے</text:p>
      <text:p text:style-name="P1">رڑ</text:p>
      <text:p text:style-name="P1">رڑے</text:p>
      <text:p text:style-name="P1">رکھواݪی</text:p>
      <text:p text:style-name="P1">رھاݪیو</text:p>
      <text:p text:style-name="P1"><text:soft-page-break/>رہ</text:p>
      <text:p text:style-name="P1">رہئی</text:p>
      <text:p text:style-name="P1">رہتا</text:p>
      <text:p text:style-name="P1">رہتو</text:p>
      <text:p text:style-name="P1">رہتی</text:p>
      <text:p text:style-name="P1">رہتے</text:p>
      <text:p text:style-name="P1">رہخے</text:p>
      <text:p text:style-name="P1">رہنمائِی</text:p>
      <text:p text:style-name="P1">رہو</text:p>
      <text:p text:style-name="P1">رہوتو</text:p>
      <text:p text:style-name="P1">رہونت</text:p>
      <text:p text:style-name="P1">رہوݨ</text:p>
      <text:p text:style-name="P1">رہِی</text:p>
      <text:p text:style-name="P1"><text:soft-page-break/>رہی</text:p>
      <text:p text:style-name="P1">رہیا</text:p>
      <text:p text:style-name="P1">رہیجݨ</text:p>
      <text:p text:style-name="P1">رہیخ</text:p>
      <text:p text:style-name="P1">رہیو</text:p>
      <text:p text:style-name="P1">رہے</text:p>
      <text:p text:style-name="P1">ری</text:p>
      <text:p text:style-name="P1">ریاکاراں</text:p>
      <text:p text:style-name="P1">ریاکاری</text:p>
      <text:p text:style-name="P1">ریت</text:p>
      <text:p text:style-name="P1">ریخ</text:p>
      <text:p text:style-name="P1">ریسا</text:p>
      <text:p text:style-name="P1">رے</text:p>
      <text:p text:style-name="P1"><text:soft-page-break/>زبدی</text:p>
      <text:p text:style-name="P1">زبول</text:p>
      <text:p text:style-name="P1">زخمی</text:p>
      <text:p text:style-name="P1">زربابل</text:p>
      <text:p text:style-name="P1">زمین</text:p>
      <text:p text:style-name="P1">زمیندار</text:p>
      <text:p text:style-name="P1">زنجیراں</text:p>
      <text:p text:style-name="P1">زندگی</text:p>
      <text:p text:style-name="P1">زور</text:p>
      <text:p text:style-name="P1">زکریا</text:p>
      <text:p text:style-name="P1">زکریاؔ</text:p>
      <text:p text:style-name="P1">زیادو</text:p>
      <text:p text:style-name="P1">سائیں</text:p>
      <text:p text:style-name="P1"><text:soft-page-break/>سات</text:p>
      <text:p text:style-name="P1">ساتھی</text:p>
      <text:p text:style-name="P1">ساتھیاں</text:p>
      <text:p text:style-name="P1">ساز</text:p>
      <text:p text:style-name="P1">سامری</text:p>
      <text:p text:style-name="P1">سامریاں</text:p>
      <text:p text:style-name="P1">سب</text:p>
      <text:p text:style-name="P1">سبب</text:p>
      <text:p text:style-name="P1">سبزے</text:p>
      <text:p text:style-name="P1">ستہتر</text:p>
      <text:p text:style-name="P1">سدوم</text:p>
      <text:p text:style-name="P1">سردار</text:p>
      <text:p text:style-name="P1">سروج</text:p>
      <text:p text:style-name="P1"><text:soft-page-break/>سزا</text:p>
      <text:p text:style-name="P1">سفر</text:p>
      <text:p text:style-name="P1">سلح</text:p>
      <text:p text:style-name="P1">سلمون</text:p>
      <text:p text:style-name="P1">سلوک</text:p>
      <text:p text:style-name="P1">سلیمان</text:p>
      <text:p text:style-name="P1">سم</text:p>
      <text:p text:style-name="P1">سمندر</text:p>
      <text:p text:style-name="P1">سنت</text:p>
      <text:p text:style-name="P1">سنتاں</text:p>
      <text:p text:style-name="P1">سنسار</text:p>
      <text:p text:style-name="P1">سنگِ</text:p>
      <text:p text:style-name="P1">سواری</text:p>
      <text:p text:style-name="P1"><text:soft-page-break/>سوال</text:p>
      <text:p text:style-name="P1">سوسناہ</text:p>
      <text:p text:style-name="P1">سوُریہ</text:p>
      <text:p text:style-name="P1">سَوال</text:p>
      <text:p text:style-name="P1">سُس</text:p>
      <text:p text:style-name="P1">سِم</text:p>
      <text:p text:style-name="P1">سِکا</text:p>
      <text:p text:style-name="P1">سںت</text:p>
      <text:p text:style-name="P1">سیت</text:p>
      <text:p text:style-name="P1">سیس</text:p>
      <text:p text:style-name="P1">سیلاب</text:p>
      <text:p text:style-name="P1">سے</text:p>
      <text:p text:style-name="P1">شئیاں</text:p>
      <text:p text:style-name="P1"><text:soft-page-break/>شئے</text:p>
      <text:p text:style-name="P1">شاستر</text:p>
      <text:p text:style-name="P1">شام</text:p>
      <text:p text:style-name="P1">شان</text:p>
      <text:p text:style-name="P1">شانتی</text:p>
      <text:p text:style-name="P1">شاگرد</text:p>
      <text:p text:style-name="P1">شاہدی</text:p>
      <text:p text:style-name="P1">شراب</text:p>
      <text:p text:style-name="P1">شرابی</text:p>
      <text:p text:style-name="P1">شروع</text:p>
      <text:p text:style-name="P1">شروعات</text:p>
      <text:p text:style-name="P1">شرُوعات</text:p>
      <text:p text:style-name="P1">شفا</text:p>
      <text:p text:style-name="P1"><text:soft-page-break/>شمارِی</text:p>
      <text:p text:style-name="P1">شمعون</text:p>
      <text:p text:style-name="P1">شمعی</text:p>
      <text:p text:style-name="P1">شوکت</text:p>
      <text:p text:style-name="P1">شِنان</text:p>
      <text:p text:style-name="P1">شٻد</text:p>
      <text:p text:style-name="P1">شک</text:p>
      <text:p text:style-name="P1">شہار</text:p>
      <text:p text:style-name="P1">شہاراں</text:p>
      <text:p text:style-name="P1">شہر</text:p>
      <text:p text:style-name="P1">شہراں</text:p>
      <text:p text:style-name="P1">شیالتی﻿ایل</text:p>
      <text:p text:style-name="P1">شیطان</text:p>
      <text:p text:style-name="P1"><text:soft-page-break/>شیوا</text:p>
      <text:p text:style-name="P1">شیوادار</text:p>
      <text:p text:style-name="P1">شیواداراں</text:p>
      <text:p text:style-name="P1">صارپت</text:p>
      <text:p text:style-name="P1">صاف</text:p>
      <text:p text:style-name="P1">صبر</text:p>
      <text:p text:style-name="P1">صحیح</text:p>
      <text:p text:style-name="P1">صفا</text:p>
      <text:p text:style-name="P1">صوباں</text:p>
      <text:p text:style-name="P1">صوبیدار</text:p>
      <text:p text:style-name="P1">صوبیداراں</text:p>
      <text:p text:style-name="P1">صوبے</text:p>
      <text:p text:style-name="P1">صور</text:p>
      <text:p text:style-name="P1"><text:soft-page-break/>صورت</text:p>
      <text:p text:style-name="P1">صیدا</text:p>
      <text:p text:style-name="P1">ضرور</text:p>
      <text:p text:style-name="P1">ضرورت</text:p>
      <text:p text:style-name="P1">ضروری</text:p>
      <text:p text:style-name="P1">ضلہ</text:p>
      <text:p text:style-name="P1">ضِلہ</text:p>
      <text:p text:style-name="P1">طاقت</text:p>
      <text:p text:style-name="P1">طرح</text:p>
      <text:p text:style-name="P1">طوفان</text:p>
      <text:p text:style-name="P1">ظاہر</text:p>
      <text:p text:style-name="P1">ظلم</text:p>
      <text:p text:style-name="P1">عادی</text:p>
      <text:p text:style-name="P1"><text:soft-page-break/>عالم</text:p>
      <text:p text:style-name="P1">عالماں</text:p>
      <text:p text:style-name="P1">عاموس</text:p>
      <text:p text:style-name="P1">عبر</text:p>
      <text:p text:style-name="P1">عجیب</text:p>
      <text:p text:style-name="P1">عدالت</text:p>
      <text:p text:style-name="P1">عدن</text:p>
      <text:p text:style-name="P1">عدہ</text:p>
      <text:p text:style-name="P1">عذاب</text:p>
      <text:p text:style-name="P1">عزت</text:p>
      <text:p text:style-name="P1">عزیزاں</text:p>
      <text:p text:style-name="P1">عطر</text:p>
      <text:p text:style-name="P1">عقل</text:p>
      <text:p text:style-name="P1"><text:soft-page-break/>علاقے</text:p>
      <text:p text:style-name="P1">عمر</text:p>
      <text:p text:style-name="P1">عمل</text:p>
      <text:p text:style-name="P1">عمیںداب</text:p>
      <text:p text:style-name="P1">عوبید</text:p>
      <text:p text:style-name="P1">عیر</text:p>
      <text:p text:style-name="P1">عیراد</text:p>
      <text:p text:style-name="P1">عیش</text:p>
      <text:p text:style-name="P1">عیلی</text:p>
      <text:p text:style-name="P1">غیر</text:p>
      <text:p text:style-name="P1">فائدو</text:p>
      <text:p text:style-name="P1">فارص</text:p>
      <text:p text:style-name="P1">فالج</text:p>
      <text:p text:style-name="P1"><text:soft-page-break/>فرات</text:p>
      <text:p text:style-name="P1">فرشتا</text:p>
      <text:p text:style-name="P1">فرشتان</text:p>
      <text:p text:style-name="P1">فرشتاں</text:p>
      <text:p text:style-name="P1">فرشتو</text:p>
      <text:p text:style-name="P1">فرشتے</text:p>
      <text:p text:style-name="P1">فرق</text:p>
      <text:p text:style-name="P1">فریادی</text:p>
      <text:p text:style-name="P1">فریسی</text:p>
      <text:p text:style-name="P1">فریسیاں</text:p>
      <text:p text:style-name="P1">فسح</text:p>
      <text:p text:style-name="P1">فصل</text:p>
      <text:p text:style-name="P1">فلاݨو</text:p>
      <text:p text:style-name="P1"><text:soft-page-break/>فلج</text:p>
      <text:p text:style-name="P1">فلپس</text:p>
      <text:p text:style-name="P1">فوج</text:p>
      <text:p text:style-name="P1">فکر</text:p>
      <text:p text:style-name="P1">فیسون</text:p>
      <text:p text:style-name="P1">فیصلو</text:p>
      <text:p text:style-name="P1">فینوئیل</text:p>
      <text:p text:style-name="P1">قائم</text:p>
      <text:p text:style-name="P1">قائن</text:p>
      <text:p text:style-name="P1">قانون</text:p>
      <text:p text:style-name="P1">قاٻو</text:p>
      <text:p text:style-name="P1">قبران</text:p>
      <text:p text:style-name="P1">قبرستان</text:p>
      <text:p text:style-name="P1"><text:soft-page-break/>قبول</text:p>
      <text:p text:style-name="P1">قبیلے</text:p>
      <text:p text:style-name="P1">قتل</text:p>
      <text:p text:style-name="P1">قدر</text:p>
      <text:p text:style-name="P1">قدرت</text:p>
      <text:p text:style-name="P1">قرض</text:p>
      <text:p text:style-name="P1">قرضدار</text:p>
      <text:p text:style-name="P1">قسم</text:p>
      <text:p text:style-name="P1">قصوروار</text:p>
      <text:p text:style-name="P1">قوسام</text:p>
      <text:p text:style-name="P1">قوم</text:p>
      <text:p text:style-name="P1">قوماں</text:p>
      <text:p text:style-name="P1">قیدیاں</text:p>
      <text:p text:style-name="P1"><text:soft-page-break/>قیصر</text:p>
      <text:p text:style-name="P1">قینان</text:p>
      <text:p text:style-name="P1">قیںان</text:p>
      <text:p text:style-name="P1">لئی</text:p>
      <text:p text:style-name="P1">لا</text:p>
      <text:p text:style-name="P1">لائق</text:p>
      <text:p text:style-name="P1">لابھئی</text:p>
      <text:p text:style-name="P1">لابھتا</text:p>
      <text:p text:style-name="P1">لابھخے</text:p>
      <text:p text:style-name="P1">لابھو</text:p>
      <text:p text:style-name="P1">لابھیخ</text:p>
      <text:p text:style-name="P1">لابھے</text:p>
      <text:p text:style-name="P1">لابھݨ</text:p>
      <text:p text:style-name="P1"><text:soft-page-break/>لادھئی</text:p>
      <text:p text:style-name="P1">لادھتا</text:p>
      <text:p text:style-name="P1">لادھو</text:p>
      <text:p text:style-name="P1">لادھݨ</text:p>
      <text:p text:style-name="P1">لارے</text:p>
      <text:p text:style-name="P1">لالچ</text:p>
      <text:p text:style-name="P1">لاوئی</text:p>
      <text:p text:style-name="P1">لاوی</text:p>
      <text:p text:style-name="P1">لاوے</text:p>
      <text:p text:style-name="P1">لاگئی</text:p>
      <text:p text:style-name="P1">لاگا</text:p>
      <text:p text:style-name="P1">لاگو</text:p>
      <text:p text:style-name="P1">لاگوڑا</text:p>
      <text:p text:style-name="P1"><text:soft-page-break/>لاگوڑو</text:p>
      <text:p text:style-name="P1">لاگِی</text:p>
      <text:p text:style-name="P1">لاگی</text:p>
      <text:p text:style-name="P1">لاگے</text:p>
      <text:p text:style-name="P1">لایو</text:p>
      <text:p text:style-name="P1">لتاڑ</text:p>
      <text:p text:style-name="P1">لتاڑیجا</text:p>
      <text:p text:style-name="P1">لشکر</text:p>
      <text:p text:style-name="P1">لعنتی</text:p>
      <text:p text:style-name="P1">لمک</text:p>
      <text:p text:style-name="P1">لنگھئی</text:p>
      <text:p text:style-name="P1">لنگھتو</text:p>
      <text:p text:style-name="P1">لنگھیو</text:p>
      <text:p text:style-name="P1"><text:soft-page-break/>لو</text:p>
      <text:p text:style-name="P1">لوبان</text:p>
      <text:p text:style-name="P1">لوقا</text:p>
      <text:p text:style-name="P1">لونکڑیا</text:p>
      <text:p text:style-name="P1">لوک</text:p>
      <text:p text:style-name="P1">لوہ</text:p>
      <text:p text:style-name="P1">لوہی</text:p>
      <text:p text:style-name="P1">لوݙو</text:p>
      <text:p text:style-name="P1">لَبارے</text:p>
      <text:p text:style-name="P1">لَکڑ</text:p>
      <text:p text:style-name="P1">لُوں</text:p>
      <text:p text:style-name="P1">لُک</text:p>
      <text:p text:style-name="P1">لُکا</text:p>
      <text:p text:style-name="P1"><text:soft-page-break/>لُکائے</text:p>
      <text:p text:style-name="P1">لُکاوے</text:p>
      <text:p text:style-name="P1">لُکیوڑی</text:p>
      <text:p text:style-name="P1">لُگائی</text:p>
      <text:p text:style-name="P1">لُگائیَ</text:p>
      <text:p text:style-name="P1">لُگائے</text:p>
      <text:p text:style-name="P1">لُگایاں</text:p>
      <text:p text:style-name="P1">لُݙتے</text:p>
      <text:p text:style-name="P1">لِساںیاس</text:p>
      <text:p text:style-name="P1">لِکھئیں</text:p>
      <text:p text:style-name="P1">لِکھاں</text:p>
      <text:p text:style-name="P1">لِکھیو</text:p>
      <text:p text:style-name="P1">لِکھیوڑا</text:p>
      <text:p text:style-name="P1"><text:soft-page-break/>لِکھݨ</text:p>
      <text:p text:style-name="P1">لِی</text:p>
      <text:p text:style-name="P1">لِیو</text:p>
      <text:p text:style-name="P1">لٻارو</text:p>
      <text:p text:style-name="P1">لک</text:p>
      <text:p text:style-name="P1">لکھاوے</text:p>
      <text:p text:style-name="P1">لکھاوݨ</text:p>
      <text:p text:style-name="P1">لکھیوڑو</text:p>
      <text:p text:style-name="P1">لکھیوڑی</text:p>
      <text:p text:style-name="P1">لگائی</text:p>
      <text:p text:style-name="P1">لگائے</text:p>
      <text:p text:style-name="P1">لگاتو</text:p>
      <text:p text:style-name="P1">لگاوئی</text:p>
      <text:p text:style-name="P1"><text:soft-page-break/>لگاوتا</text:p>
      <text:p text:style-name="P1">لگاوݨ</text:p>
      <text:p text:style-name="P1">لگایا</text:p>
      <text:p text:style-name="P1">لگایو</text:p>
      <text:p text:style-name="P1">لی</text:p>
      <text:p text:style-name="P1">لیئا</text:p>
      <text:p text:style-name="P1">لیئو</text:p>
      <text:p text:style-name="P1">لیا</text:p>
      <text:p text:style-name="P1">لیخے</text:p>
      <text:p text:style-name="P1">لیو</text:p>
      <text:p text:style-name="P1">لیوتو</text:p>
      <text:p text:style-name="P1">لیوݨ</text:p>
      <text:p text:style-name="P1">لیوݨو</text:p>
      <text:p text:style-name="P1"><text:soft-page-break/>لیکن</text:p>
      <text:p text:style-name="P1">لے</text:p>
      <text:p text:style-name="P1">مئیں</text:p>
      <text:p text:style-name="P1">ماء</text:p>
      <text:p text:style-name="P1">ماتم</text:p>
      <text:p text:style-name="P1">ماتھلو</text:p>
      <text:p text:style-name="P1">ماتھلی</text:p>
      <text:p text:style-name="P1">ماتھلے</text:p>
      <text:p text:style-name="P1">ماتھو</text:p>
      <text:p text:style-name="P1">ماتھی</text:p>
      <text:p text:style-name="P1">ماتھے</text:p>
      <text:p text:style-name="P1">مار</text:p>
      <text:p text:style-name="P1">مارئی</text:p>
      <text:p text:style-name="P1"><text:soft-page-break/>مارتھا</text:p>
      <text:p text:style-name="P1">مارخے</text:p>
      <text:p text:style-name="P1">مارگ</text:p>
      <text:p text:style-name="P1">ماریا</text:p>
      <text:p text:style-name="P1">ماریو</text:p>
      <text:p text:style-name="P1">ماریے</text:p>
      <text:p text:style-name="P1">مارے</text:p>
      <text:p text:style-name="P1">مارݨ</text:p>
      <text:p text:style-name="P1">ماعت</text:p>
      <text:p text:style-name="P1">مال</text:p>
      <text:p text:style-name="P1">مالک</text:p>
      <text:p text:style-name="P1">مان</text:p>
      <text:p text:style-name="P1">مانخ</text:p>
      <text:p text:style-name="P1"><text:soft-page-break/>مانچو</text:p>
      <text:p text:style-name="P1">مانچے</text:p>
      <text:p text:style-name="P1">مانگ</text:p>
      <text:p text:style-name="P1">مانگئی</text:p>
      <text:p text:style-name="P1">مانگتو</text:p>
      <text:p text:style-name="P1">مانگو</text:p>
      <text:p text:style-name="P1">مانگی</text:p>
      <text:p text:style-name="P1">مانگیا</text:p>
      <text:p text:style-name="P1">مانگے</text:p>
      <text:p text:style-name="P1">مانگݨ</text:p>
      <text:p text:style-name="P1">ماں</text:p>
      <text:p text:style-name="P1">ماہنݙو</text:p>
      <text:p text:style-name="P1">ماہنݙے</text:p>
      <text:p text:style-name="P1"><text:soft-page-break/>ماہںݙے</text:p>
      <text:p text:style-name="P1">ماݨ</text:p>
      <text:p text:style-name="P1">متات</text:p>
      <text:p text:style-name="P1">متتیاہ</text:p>
      <text:p text:style-name="P1">متوسا﻿ایل</text:p>
      <text:p text:style-name="P1">متوسلح</text:p>
      <text:p text:style-name="P1">متوسِلح</text:p>
      <text:p text:style-name="P1">متی</text:p>
      <text:p text:style-name="P1">مثال</text:p>
      <text:p text:style-name="P1">مثالاں</text:p>
      <text:p text:style-name="P1">مجھے</text:p>
      <text:p text:style-name="P1">محصول</text:p>
      <text:p text:style-name="P1">محلاں</text:p>
      <text:p text:style-name="P1"><text:soft-page-break/>محلل﻿ایل</text:p>
      <text:p text:style-name="P1">محنت</text:p>
      <text:p text:style-name="P1">محویا﻿ایل</text:p>
      <text:p text:style-name="P1">محںت</text:p>
      <text:p text:style-name="P1">مخالفت</text:p>
      <text:p text:style-name="P1">مخوٹ</text:p>
      <text:p text:style-name="P1">مدار</text:p>
      <text:p text:style-name="P1">مدد</text:p>
      <text:p text:style-name="P1">مر</text:p>
      <text:p text:style-name="P1">مرتے</text:p>
      <text:p text:style-name="P1">مرضی</text:p>
      <text:p text:style-name="P1">مرمر</text:p>
      <text:p text:style-name="P1">مرو</text:p>
      <text:p text:style-name="P1"><text:soft-page-break/>مروڑئی</text:p>
      <text:p text:style-name="P1">مروڑیو</text:p>
      <text:p text:style-name="P1">مریخ</text:p>
      <text:p text:style-name="P1">مریم</text:p>
      <text:p text:style-name="P1">مرے</text:p>
      <text:p text:style-name="P1">مرݨ</text:p>
      <text:p text:style-name="P1">مزار</text:p>
      <text:p text:style-name="P1">مزدور</text:p>
      <text:p text:style-name="P1">مزدوری</text:p>
      <text:p text:style-name="P1">مزور</text:p>
      <text:p text:style-name="P1">مزے</text:p>
      <text:p text:style-name="P1">مسافرخانے</text:p>
      <text:p text:style-name="P1">مسیح</text:p>
      <text:p text:style-name="P1"><text:soft-page-break/>مشکاں</text:p>
      <text:p text:style-name="P1">مشکل</text:p>
      <text:p text:style-name="P1">مشہور</text:p>
      <text:p text:style-name="P1">مشہورِی</text:p>
      <text:p text:style-name="P1">مضبوط</text:p>
      <text:p text:style-name="P1">مطلب</text:p>
      <text:p text:style-name="P1">معاف</text:p>
      <text:p text:style-name="P1">معافی</text:p>
      <text:p text:style-name="P1">مقرر</text:p>
      <text:p text:style-name="P1">مقصد</text:p>
      <text:p text:style-name="P1">ملخے</text:p>
      <text:p text:style-name="P1">ملک</text:p>
      <text:p text:style-name="P1">ملکاں</text:p>
      <text:p text:style-name="P1"><text:soft-page-break/>ملکھ</text:p>
      <text:p text:style-name="P1">ملکھاں</text:p>
      <text:p text:style-name="P1">ملکی</text:p>
      <text:p text:style-name="P1">ملکیت</text:p>
      <text:p text:style-name="P1">ملیآہ</text:p>
      <text:p text:style-name="P1">ملے</text:p>
      <text:p text:style-name="P1">من</text:p>
      <text:p text:style-name="P1">منئی</text:p>
      <text:p text:style-name="P1">مناوݨ</text:p>
      <text:p text:style-name="P1">منت</text:p>
      <text:p text:style-name="P1">منتا</text:p>
      <text:p text:style-name="P1">منتو</text:p>
      <text:p text:style-name="P1">منتھ</text:p>
      <text:p text:style-name="P1"><text:soft-page-break/>منخے</text:p>
      <text:p text:style-name="P1">منش</text:p>
      <text:p text:style-name="P1">منو</text:p>
      <text:p text:style-name="P1">منٹ</text:p>
      <text:p text:style-name="P1">منڈا</text:p>
      <text:p text:style-name="P1">منکھ</text:p>
      <text:p text:style-name="P1">منکھان</text:p>
      <text:p text:style-name="P1">منکھاں</text:p>
      <text:p text:style-name="P1">منکھ‎</text:p>
      <text:p text:style-name="P1">منگایوڑِی</text:p>
      <text:p text:style-name="P1">منگیتر</text:p>
      <text:p text:style-name="P1">منگیدی</text:p>
      <text:p text:style-name="P1">منی</text:p>
      <text:p text:style-name="P1"><text:soft-page-break/>منیو</text:p>
      <text:p text:style-name="P1">منیے</text:p>
      <text:p text:style-name="P1">منݨ</text:p>
      <text:p text:style-name="P1">موؤ</text:p>
      <text:p text:style-name="P1">موؤڑا</text:p>
      <text:p text:style-name="P1">موبھی</text:p>
      <text:p text:style-name="P1">موت</text:p>
      <text:p text:style-name="P1">موتی</text:p>
      <text:p text:style-name="P1">موسیٰ</text:p>
      <text:p text:style-name="P1">موقعو</text:p>
      <text:p text:style-name="P1">مونبھی</text:p>
      <text:p text:style-name="P1">مونخ</text:p>
      <text:p text:style-name="P1">موٹا</text:p>
      <text:p text:style-name="P1"><text:soft-page-break/>موٹو</text:p>
      <text:p text:style-name="P1">موٹی</text:p>
      <text:p text:style-name="P1">موٹیرڑا</text:p>
      <text:p text:style-name="P1">موٹیرڑاں</text:p>
      <text:p text:style-name="P1">موٹے</text:p>
      <text:p text:style-name="P1">موکل</text:p>
      <text:p text:style-name="P1">موکلائی</text:p>
      <text:p text:style-name="P1">مَتے</text:p>
      <text:p text:style-name="P1">مَن</text:p>
      <text:p text:style-name="P1">مَچ</text:p>
      <text:p text:style-name="P1">مَھںاں</text:p>
      <text:p text:style-name="P1">مُئا</text:p>
      <text:p text:style-name="P1">مُئی</text:p>
      <text:p text:style-name="P1"><text:soft-page-break/>مُداں</text:p>
      <text:p text:style-name="P1">مُلک</text:p>
      <text:p text:style-name="P1">مُنچھی</text:p>
      <text:p text:style-name="P1">مُوؤڑاں</text:p>
      <text:p text:style-name="P1">مُوؤڑو</text:p>
      <text:p text:style-name="P1">مُڑدا</text:p>
      <text:p text:style-name="P1">مُگتی</text:p>
      <text:p text:style-name="P1">مُہاݨا</text:p>
      <text:p text:style-name="P1">مِلتو</text:p>
      <text:p text:style-name="P1">مِلخے</text:p>
      <text:p text:style-name="P1">مِلی</text:p>
      <text:p text:style-name="P1">مِلیو</text:p>
      <text:p text:style-name="P1">مِلے</text:p>
      <text:p text:style-name="P1"><text:soft-page-break/>مِنکھ</text:p>
      <text:p text:style-name="P1">مِٹِی</text:p>
      <text:p text:style-name="P1">مِںت</text:p>
      <text:p text:style-name="P1">مٹھکی</text:p>
      <text:p text:style-name="P1">مٹھکے</text:p>
      <text:p text:style-name="P1">مٹی</text:p>
      <text:p text:style-name="P1">مچ</text:p>
      <text:p text:style-name="P1">مچھی</text:p>
      <text:p text:style-name="P1">مچھیاں</text:p>
      <text:p text:style-name="P1">مچھے</text:p>
      <text:p text:style-name="P1">مگتِی</text:p>
      <text:p text:style-name="P1">مگتی</text:p>
      <text:p text:style-name="P1">مگدلینی</text:p>
      <text:p text:style-name="P1"><text:soft-page-break/>مںاہ</text:p>
      <text:p text:style-name="P1">مںش</text:p>
      <text:p text:style-name="P1">مںکھ</text:p>
      <text:p text:style-name="P1">مںکھاں</text:p>
      <text:p text:style-name="P1">مھارو</text:p>
      <text:p text:style-name="P1">مھارِی</text:p>
      <text:p text:style-name="P1">مھاری</text:p>
      <text:p text:style-name="P1">مھارے</text:p>
      <text:p text:style-name="P1">مھانرا</text:p>
      <text:p text:style-name="P1">مھانرو</text:p>
      <text:p text:style-name="P1">مھانرِی</text:p>
      <text:p text:style-name="P1">مھانری</text:p>
      <text:p text:style-name="P1">مھانرے</text:p>
      <text:p text:style-name="P1"><text:soft-page-break/>مھانݙے</text:p>
      <text:p text:style-name="P1">مھاں</text:p>
      <text:p text:style-name="P1">مھاںرو</text:p>
      <text:p text:style-name="P1">مھاںرِی</text:p>
      <text:p text:style-name="P1">مھاںرے</text:p>
      <text:p text:style-name="P1">مھناں</text:p>
      <text:p text:style-name="P1">مھوں</text:p>
      <text:p text:style-name="P1">مھَناں</text:p>
      <text:p text:style-name="P1">مھںاں</text:p>
      <text:p text:style-name="P1">مھیں</text:p>
      <text:p text:style-name="P1">مھے</text:p>
      <text:p text:style-name="P1">مہالل﻿ایل</text:p>
      <text:p text:style-name="P1">مہربان</text:p>
      <text:p text:style-name="P1"><text:soft-page-break/>مہربانی</text:p>
      <text:p text:style-name="P1">مہلل﻿ایل</text:p>
      <text:p text:style-name="P1">مہہ</text:p>
      <text:p text:style-name="P1">مہینا</text:p>
      <text:p text:style-name="P1">مہیݨا</text:p>
      <text:p text:style-name="P1">مہیݨاں</text:p>
      <text:p text:style-name="P1">مہیݨو</text:p>
      <text:p text:style-name="P1">مہیݨے</text:p>
      <text:p text:style-name="P1">مہݨا</text:p>
      <text:p text:style-name="P1">مہݨاں</text:p>
      <text:p text:style-name="P1">میاݪی</text:p>
      <text:p text:style-name="P1">میاݪے</text:p>
      <text:p text:style-name="P1">میت</text:p>
      <text:p text:style-name="P1"><text:soft-page-break/>میدان</text:p>
      <text:p text:style-name="P1">میلئیں</text:p>
      <text:p text:style-name="P1">میلو</text:p>
      <text:p text:style-name="P1">میلیا</text:p>
      <text:p text:style-name="P1">میلیخ</text:p>
      <text:p text:style-name="P1">میلیو</text:p>
      <text:p text:style-name="P1">میلیوڑا</text:p>
      <text:p text:style-name="P1">میلیوڑو</text:p>
      <text:p text:style-name="P1">میلیوڑوکھاوتو</text:p>
      <text:p text:style-name="P1">میلیوڑے</text:p>
      <text:p text:style-name="P1">میلݨ</text:p>
      <text:p text:style-name="P1">میں</text:p>
      <text:p text:style-name="P1">میہہ</text:p>
      <text:p text:style-name="P1"><text:soft-page-break/>مݙی</text:p>
      <text:p text:style-name="P1">نؤ</text:p>
      <text:p text:style-name="P1">نا</text:p>
      <text:p text:style-name="P1">نائین</text:p>
      <text:p text:style-name="P1">ناری</text:p>
      <text:p text:style-name="P1">ناشکراں</text:p>
      <text:p text:style-name="P1">ناصرت</text:p>
      <text:p text:style-name="P1">نافرماناں</text:p>
      <text:p text:style-name="P1">نان</text:p>
      <text:p text:style-name="P1">نانگ</text:p>
      <text:p text:style-name="P1">ناٹکی</text:p>
      <text:p text:style-name="P1">ناٹھا</text:p>
      <text:p text:style-name="P1">ناچیا</text:p>
      <text:p text:style-name="P1"><text:soft-page-break/>ناکھئی</text:p>
      <text:p text:style-name="P1">ناکھیو</text:p>
      <text:p text:style-name="P1">ناگ</text:p>
      <text:p text:style-name="P1">ناگاں</text:p>
      <text:p text:style-name="P1">ناں</text:p>
      <text:p text:style-name="P1">نتیجو</text:p>
      <text:p text:style-name="P1">نخر</text:p>
      <text:p text:style-name="P1">نخرئی</text:p>
      <text:p text:style-name="P1">نخرتے</text:p>
      <text:p text:style-name="P1">نخرخے</text:p>
      <text:p text:style-name="P1">نخری</text:p>
      <text:p text:style-name="P1">نخریو</text:p>
      <text:p text:style-name="P1">نر</text:p>
      <text:p text:style-name="P1"><text:soft-page-break/>نرگ</text:p>
      <text:p text:style-name="P1">نسل</text:p>
      <text:p text:style-name="P1">نشان</text:p>
      <text:p text:style-name="P1">نشانی</text:p>
      <text:p text:style-name="P1">نشانیاں</text:p>
      <text:p text:style-name="P1">نشو</text:p>
      <text:p text:style-name="P1">نشے</text:p>
      <text:p text:style-name="P1">نظر</text:p>
      <text:p text:style-name="P1">نعمہ</text:p>
      <text:p text:style-name="P1">نفرت</text:p>
      <text:p text:style-name="P1">نقصان</text:p>
      <text:p text:style-name="P1">نمونو</text:p>
      <text:p text:style-name="P1">نوئے</text:p>
      <text:p text:style-name="P1"><text:soft-page-break/>نوح</text:p>
      <text:p text:style-name="P1">نود</text:p>
      <text:p text:style-name="P1">نورانی</text:p>
      <text:p text:style-name="P1">نوکر</text:p>
      <text:p text:style-name="P1">نوکراں</text:p>
      <text:p text:style-name="P1">نوکراݨیاں</text:p>
      <text:p text:style-name="P1">نَخ</text:p>
      <text:p text:style-name="P1">نَوے</text:p>
      <text:p text:style-name="P1">نُوؤ</text:p>
      <text:p text:style-name="P1">نُوئیں</text:p>
      <text:p text:style-name="P1">نِئیتاں</text:p>
      <text:p text:style-name="P1">نِج</text:p>
      <text:p text:style-name="P1">نِخر</text:p>
      <text:p text:style-name="P1"><text:soft-page-break/>نِخرئی</text:p>
      <text:p text:style-name="P1">نِخری</text:p>
      <text:p text:style-name="P1">نِخریا</text:p>
      <text:p text:style-name="P1">نِما</text:p>
      <text:p text:style-name="P1">نِمائیخ</text:p>
      <text:p text:style-name="P1">نِکھڑتا</text:p>
      <text:p text:style-name="P1">نِی</text:p>
      <text:p text:style-name="P1">نکاݪی</text:p>
      <text:p text:style-name="P1">نکلݨ</text:p>
      <text:p text:style-name="P1">نکݪ</text:p>
      <text:p text:style-name="P1">نکݪئی</text:p>
      <text:p text:style-name="P1">نکݪتی</text:p>
      <text:p text:style-name="P1">نہ</text:p>
      <text:p text:style-name="P1"><text:soft-page-break/>نہاں</text:p>
      <text:p text:style-name="P1">نی</text:p>
      <text:p text:style-name="P1">نیا</text:p>
      <text:p text:style-name="P1">نیارو</text:p>
      <text:p text:style-name="P1">نیت</text:p>
      <text:p text:style-name="P1">نینواہ</text:p>
      <text:p text:style-name="P1">نیڑا</text:p>
      <text:p text:style-name="P1">نیڑو</text:p>
      <text:p text:style-name="P1">نیڑیو</text:p>
      <text:p text:style-name="P1">نیک</text:p>
      <text:p text:style-name="P1">نیکِی</text:p>
      <text:p text:style-name="P1">نی﻿اِی</text:p>
      <text:p text:style-name="P1">وا</text:p>
      <text:p text:style-name="P1"><text:soft-page-break/>واسطو</text:p>
      <text:p text:style-name="P1">واقعے</text:p>
      <text:p text:style-name="P1">وجہ</text:p>
      <text:p text:style-name="P1">ورت</text:p>
      <text:p text:style-name="P1">وشواس</text:p>
      <text:p text:style-name="P1">وشواسی</text:p>
      <text:p text:style-name="P1">وقت</text:p>
      <text:p text:style-name="P1">وو</text:p>
      <text:p text:style-name="P1">وَقَت</text:p>
      <text:p text:style-name="P1">وِرت</text:p>
      <text:p text:style-name="P1">وچار</text:p>
      <text:p text:style-name="P1">وچن</text:p>
      <text:p text:style-name="P1">وی</text:p>
      <text:p text:style-name="P1"><text:soft-page-break/>ویران</text:p>
      <text:p text:style-name="P1">ٹائیم</text:p>
      <text:p text:style-name="P1">ٹاݪ</text:p>
      <text:p text:style-name="P1">ٹوکرا</text:p>
      <text:p text:style-name="P1">ٹوݪا</text:p>
      <text:p text:style-name="P1">ٹوݪو</text:p>
      <text:p text:style-name="P1">ٹوݪی</text:p>
      <text:p text:style-name="P1">ٹوݪیاں</text:p>
      <text:p text:style-name="P1">ٹوݪے</text:p>
      <text:p text:style-name="P1">ٹپو</text:p>
      <text:p text:style-name="P1">ٹکراں</text:p>
      <text:p text:style-name="P1">ٹکڑا</text:p>
      <text:p text:style-name="P1">ٹکے</text:p>
      <text:p text:style-name="P1"><text:soft-page-break/>ٹھا</text:p>
      <text:p text:style-name="P1">ٹھاء</text:p>
      <text:p text:style-name="P1">ٹھاوئی</text:p>
      <text:p text:style-name="P1">ٹھاوکو</text:p>
      <text:p text:style-name="P1">ٹھاپر</text:p>
      <text:p text:style-name="P1">ٹھاہو</text:p>
      <text:p text:style-name="P1">ٹھاہواں</text:p>
      <text:p text:style-name="P1">ٹھاہوتے</text:p>
      <text:p text:style-name="P1">ٹھاہوکو</text:p>
      <text:p text:style-name="P1">ٹھاہوکِی</text:p>
      <text:p text:style-name="P1">ٹھاہوکی</text:p>
      <text:p text:style-name="P1">ٹھاہوکے</text:p>
      <text:p text:style-name="P1">ٹھاہیو</text:p>
      <text:p text:style-name="P1"><text:soft-page-break/>ٹھاہیوڑو</text:p>
      <text:p text:style-name="P1">ٹھوائیخ</text:p>
      <text:p text:style-name="P1">ٹھَڑا</text:p>
      <text:p text:style-name="P1">ٹھُکراخے</text:p>
      <text:p text:style-name="P1">ٹھیک</text:p>
      <text:p text:style-name="P1">ٻارھے</text:p>
      <text:p text:style-name="P1">ٻارہاں</text:p>
      <text:p text:style-name="P1">ٻارہے</text:p>
      <text:p text:style-name="P1">ٻاند</text:p>
      <text:p text:style-name="P1">ٻاندھ</text:p>
      <text:p text:style-name="P1">ٻاندھو</text:p>
      <text:p text:style-name="P1">ٻاندھی</text:p>
      <text:p text:style-name="P1">ٻاندھیو</text:p>
      <text:p text:style-name="P1"><text:soft-page-break/>ٻاندھیوڑو</text:p>
      <text:p text:style-name="P1">ٻانھاں</text:p>
      <text:p text:style-name="P1">ٻانھِی</text:p>
      <text:p text:style-name="P1">ٻانھے</text:p>
      <text:p text:style-name="P1">ٻاٹِی</text:p>
      <text:p text:style-name="P1">ٻاٹھ</text:p>
      <text:p text:style-name="P1">ٻاٹی</text:p>
      <text:p text:style-name="P1">ٻاٹیاں</text:p>
      <text:p text:style-name="P1">ٻاٹے</text:p>
      <text:p text:style-name="P1">ٻاپ</text:p>
      <text:p text:style-name="P1">ٻاکا</text:p>
      <text:p text:style-name="P1">ٻاہتر</text:p>
      <text:p text:style-name="P1">ٻاہر</text:p>
      <text:p text:style-name="P1"><text:soft-page-break/>ٻاہرلو</text:p>
      <text:p text:style-name="P1">ٻاݪ</text:p>
      <text:p text:style-name="P1">ٻاݪاں</text:p>
      <text:p text:style-name="P1">ٻاݪتو</text:p>
      <text:p text:style-name="P1">ٻاݪیو</text:p>
      <text:p text:style-name="P1">ٻاݪیے</text:p>
      <text:p text:style-name="P1">ٻاݪے</text:p>
      <text:p text:style-name="P1">ٻاݪݨ</text:p>
      <text:p text:style-name="P1">ٻجا</text:p>
      <text:p text:style-name="P1">ٻجاں</text:p>
      <text:p text:style-name="P1">ٻجو</text:p>
      <text:p text:style-name="P1">ٻجے</text:p>
      <text:p text:style-name="P1">ٻندھݨیے</text:p>
      <text:p text:style-name="P1"><text:soft-page-break/>ٻندݨیے</text:p>
      <text:p text:style-name="P1">ٻنھائیں</text:p>
      <text:p text:style-name="P1">ٻنہئی</text:p>
      <text:p text:style-name="P1">ٻنہان</text:p>
      <text:p text:style-name="P1">ٻنہاں</text:p>
      <text:p text:style-name="P1">ٻور</text:p>
      <text:p text:style-name="P1">ٻورݨ</text:p>
      <text:p text:style-name="P1">ٻول</text:p>
      <text:p text:style-name="P1">ٻولݨ</text:p>
      <text:p text:style-name="P1">ٻوڑا</text:p>
      <text:p text:style-name="P1">ٻُتھا</text:p>
      <text:p text:style-name="P1">ٻُجھے</text:p>
      <text:p text:style-name="P1">ٻِجا</text:p>
      <text:p text:style-name="P1"><text:soft-page-break/>ٻِجو</text:p>
      <text:p text:style-name="P1">ٻِجی</text:p>
      <text:p text:style-name="P1">ٻِجے</text:p>
      <text:p text:style-name="P1">ٻِجݨ</text:p>
      <text:p text:style-name="P1">ٻِخاݨو</text:p>
      <text:p text:style-name="P1">ٻِخاݨیا</text:p>
      <text:p text:style-name="P1">ٻِنھی</text:p>
      <text:p text:style-name="P1">ٻِنہاں</text:p>
      <text:p text:style-name="P1">ٻِیاخی</text:p>
      <text:p text:style-name="P1">ٻِینھاں</text:p>
      <text:p text:style-name="P1">ٻِیہو</text:p>
      <text:p text:style-name="P1">ٻچیاں</text:p>
      <text:p text:style-name="P1">ٻکریاں</text:p>
      <text:p text:style-name="P1"><text:soft-page-break/>ٻںھئی</text:p>
      <text:p text:style-name="P1">ٻںہئی</text:p>
      <text:p text:style-name="P1">ٻھائیواݪاں</text:p>
      <text:p text:style-name="P1">ٻیاخی</text:p>
      <text:p text:style-name="P1">ٻیاں</text:p>
      <text:p text:style-name="P1">ٻیج</text:p>
      <text:p text:style-name="P1">ٻیخ</text:p>
      <text:p text:style-name="P1">ٻیخاݪخے</text:p>
      <text:p text:style-name="P1">ٻیختے</text:p>
      <text:p text:style-name="P1">ٻیخنت</text:p>
      <text:p text:style-name="P1">ٻیلی</text:p>
      <text:p text:style-name="P1">ٻینھائیں</text:p>
      <text:p text:style-name="P1">ٻیٹھا</text:p>
      <text:p text:style-name="P1"><text:soft-page-break/>ٻیٹھو</text:p>
      <text:p text:style-name="P1">ٻیٹھوڑا</text:p>
      <text:p text:style-name="P1">ٻیٹھوڑو</text:p>
      <text:p text:style-name="P1">ٻیٹھوڑے</text:p>
      <text:p text:style-name="P1">ٻیٹھی</text:p>
      <text:p text:style-name="P1">ٻیڑی</text:p>
      <text:p text:style-name="P1">ٻیڑیاں</text:p>
      <text:p text:style-name="P1">ٻیڑے</text:p>
      <text:p text:style-name="P1">ٻیہا</text:p>
      <text:p text:style-name="P1">ٻیہاں</text:p>
      <text:p text:style-name="P1">ٻیہتا</text:p>
      <text:p text:style-name="P1">ٻیہن</text:p>
      <text:p text:style-name="P1">ٻیہو</text:p>
      <text:p text:style-name="P1"><text:soft-page-break/>ٻیہوتا</text:p>
      <text:p text:style-name="P1">ٻیہہ</text:p>
      <text:p text:style-name="P1">ٻیہی</text:p>
      <text:p text:style-name="P1">ٻیہݨ</text:p>
      <text:p text:style-name="P1">ٻے</text:p>
      <text:p text:style-name="P1">ٻݪتو</text:p>
      <text:p text:style-name="P1">ٻݪتی</text:p>
      <text:p text:style-name="P1">پئی</text:p>
      <text:p text:style-name="P1">پئیخا</text:p>
      <text:p text:style-name="P1">پابندی</text:p>
      <text:p text:style-name="P1">پاخ</text:p>
      <text:p text:style-name="P1">پاخو</text:p>
      <text:p text:style-name="P1">پاخے</text:p>
      <text:p text:style-name="P1"><text:soft-page-break/>پاخݪی</text:p>
      <text:p text:style-name="P1">پاخݪیاں</text:p>
      <text:p text:style-name="P1">پار</text:p>
      <text:p text:style-name="P1">پالتو</text:p>
      <text:p text:style-name="P1">پالیا</text:p>
      <text:p text:style-name="P1">پالیو</text:p>
      <text:p text:style-name="P1">پانچ</text:p>
      <text:p text:style-name="P1">پانچاں</text:p>
      <text:p text:style-name="P1">پانچوؤں</text:p>
      <text:p text:style-name="P1">پاوے</text:p>
      <text:p text:style-name="P1">پاپ</text:p>
      <text:p text:style-name="P1">پاپاں</text:p>
      <text:p text:style-name="P1">پاپی</text:p>
      <text:p text:style-name="P1"><text:soft-page-break/>پاپیاں</text:p>
      <text:p text:style-name="P1">پاچھا</text:p>
      <text:p text:style-name="P1">پاچھل</text:p>
      <text:p text:style-name="P1">پاچھو</text:p>
      <text:p text:style-name="P1">پاچھی</text:p>
      <text:p text:style-name="P1">پاڑے</text:p>
      <text:p text:style-name="P1">پاک</text:p>
      <text:p text:style-name="P1">پاݨی</text:p>
      <text:p text:style-name="P1">پاݨی﻿اِی</text:p>
      <text:p text:style-name="P1">پتا</text:p>
      <text:p text:style-name="P1">پتاں</text:p>
      <text:p text:style-name="P1">پتر</text:p>
      <text:p text:style-name="P1">پتھر</text:p>
      <text:p text:style-name="P1"><text:soft-page-break/>پتھراں</text:p>
      <text:p text:style-name="P1">پتھریلی</text:p>
      <text:p text:style-name="P1">پدھری</text:p>
      <text:p text:style-name="P1">پراتھنا</text:p>
      <text:p text:style-name="P1">پراتھںا</text:p>
      <text:p text:style-name="P1">پراݨی</text:p>
      <text:p text:style-name="P1">پراݨے</text:p>
      <text:p text:style-name="P1">پربُو</text:p>
      <text:p text:style-name="P1">پربھو</text:p>
      <text:p text:style-name="P1">پربھُو</text:p>
      <text:p text:style-name="P1">پردیسی</text:p>
      <text:p text:style-name="P1">پرم</text:p>
      <text:p text:style-name="P1">پرمیشور</text:p>
      <text:p text:style-name="P1"><text:soft-page-break/>پرواہ</text:p>
      <text:p text:style-name="P1">پرَا</text:p>
      <text:p text:style-name="P1">پرٻ</text:p>
      <text:p text:style-name="P1">پرچار</text:p>
      <text:p text:style-name="P1">پرچو</text:p>
      <text:p text:style-name="P1">پرہاݨا</text:p>
      <text:p text:style-name="P1">پریشان</text:p>
      <text:p text:style-name="P1">پریشانِی</text:p>
      <text:p text:style-name="P1">پریم</text:p>
      <text:p text:style-name="P1">پریمی</text:p>
      <text:p text:style-name="P1">پرݨیجو</text:p>
      <text:p text:style-name="P1">پطرس</text:p>
      <text:p text:style-name="P1">پلے</text:p>
      <text:p text:style-name="P1"><text:soft-page-break/>پندھرے</text:p>
      <text:p text:style-name="P1">پنݙ</text:p>
      <text:p text:style-name="P1">پوجاری</text:p>
      <text:p text:style-name="P1">پورا</text:p>
      <text:p text:style-name="P1">پورو</text:p>
      <text:p text:style-name="P1">پورھیو</text:p>
      <text:p text:style-name="P1">پوری</text:p>
      <text:p text:style-name="P1">پورے</text:p>
      <text:p text:style-name="P1">پوشاک</text:p>
      <text:p text:style-name="P1">پولیس</text:p>
      <text:p text:style-name="P1">پوچھ</text:p>
      <text:p text:style-name="P1">پوچھاں</text:p>
      <text:p text:style-name="P1">پوچھتا</text:p>
      <text:p text:style-name="P1"><text:soft-page-break/>پوچھتو</text:p>
      <text:p text:style-name="P1">پوچھیا</text:p>
      <text:p text:style-name="P1">پوچھیو</text:p>
      <text:p text:style-name="P1">پوچھے</text:p>
      <text:p text:style-name="P1">پوچھݨ</text:p>
      <text:p text:style-name="P1">پویتر</text:p>
      <text:p text:style-name="P1">پَلوتو</text:p>
      <text:p text:style-name="P1">پَکھی</text:p>
      <text:p text:style-name="P1">پَکھیاں</text:p>
      <text:p text:style-name="P1">پَکی</text:p>
      <text:p text:style-name="P1">پُس</text:p>
      <text:p text:style-name="P1">پُکھا</text:p>
      <text:p text:style-name="P1">پُکھو</text:p>
      <text:p text:style-name="P1"><text:soft-page-break/>پُگا</text:p>
      <text:p text:style-name="P1">پُگاوے</text:p>
      <text:p text:style-name="P1">پُگایو</text:p>
      <text:p text:style-name="P1">پُگخے</text:p>
      <text:p text:style-name="P1">پُگو</text:p>
      <text:p text:style-name="P1">پُگݨ</text:p>
      <text:p text:style-name="P1">پِتا</text:p>
      <text:p text:style-name="P1">پِنݙ</text:p>
      <text:p text:style-name="P1">پِٹئی</text:p>
      <text:p text:style-name="P1">پِچھاڑی</text:p>
      <text:p text:style-name="P1">پِیڑھِی</text:p>
      <text:p text:style-name="P1">پٹ</text:p>
      <text:p text:style-name="P1">پٹتا</text:p>
      <text:p text:style-name="P1"><text:soft-page-break/>پٹکیو</text:p>
      <text:p text:style-name="P1">پٹی</text:p>
      <text:p text:style-name="P1">پچاخ</text:p>
      <text:p text:style-name="P1">پچانوے</text:p>
      <text:p text:style-name="P1">پچھے</text:p>
      <text:p text:style-name="P1">پڑ</text:p>
      <text:p text:style-name="P1">پڑئی</text:p>
      <text:p text:style-name="P1">پڑتی</text:p>
      <text:p text:style-name="P1">پڑخے</text:p>
      <text:p text:style-name="P1">پڑِی</text:p>
      <text:p text:style-name="P1">پڑھی</text:p>
      <text:p text:style-name="P1">پڑھݨ</text:p>
      <text:p text:style-name="P1">پڑی</text:p>
      <text:p text:style-name="P1"><text:soft-page-break/>پڑیا</text:p>
      <text:p text:style-name="P1">پڑیو</text:p>
      <text:p text:style-name="P1">پڑے</text:p>
      <text:p text:style-name="P1">پڑݨ</text:p>
      <text:p text:style-name="P1">پک</text:p>
      <text:p text:style-name="P1">پکتو</text:p>
      <text:p text:style-name="P1">پکو</text:p>
      <text:p text:style-name="P1">پکھی</text:p>
      <text:p text:style-name="P1">پکھیاں</text:p>
      <text:p text:style-name="P1">پگ</text:p>
      <text:p text:style-name="P1">پگا</text:p>
      <text:p text:style-name="P1">پگاں</text:p>
      <text:p text:style-name="P1">پگو</text:p>
      <text:p text:style-name="P1"><text:soft-page-break/>پگھار</text:p>
      <text:p text:style-name="P1">پگھر</text:p>
      <text:p text:style-name="P1">پںدرھوں</text:p>
      <text:p text:style-name="P1">پںطیس</text:p>
      <text:p text:style-name="P1">پھاتھو</text:p>
      <text:p text:style-name="P1">پھاتھوڑے</text:p>
      <text:p text:style-name="P1">پھاتھے</text:p>
      <text:p text:style-name="P1">پھاخ</text:p>
      <text:p text:style-name="P1">پھاخئی</text:p>
      <text:p text:style-name="P1">پھاٹ</text:p>
      <text:p text:style-name="P1">پھاٹخے</text:p>
      <text:p text:style-name="P1">پھاٹݨ</text:p>
      <text:p text:style-name="P1">پھاڑ</text:p>
      <text:p text:style-name="P1"><text:soft-page-break/>پھخاواں</text:p>
      <text:p text:style-name="P1">پھر</text:p>
      <text:p text:style-name="P1">پھرتی</text:p>
      <text:p text:style-name="P1">پھریا</text:p>
      <text:p text:style-name="P1">پھریخ</text:p>
      <text:p text:style-name="P1">پھل</text:p>
      <text:p text:style-name="P1">پھودنے</text:p>
      <text:p text:style-name="P1">پھور</text:p>
      <text:p text:style-name="P1">پھوری</text:p>
      <text:p text:style-name="P1">پھولاں</text:p>
      <text:p text:style-name="P1">پھوٹ</text:p>
      <text:p text:style-name="P1">پھوٹرو</text:p>
      <text:p text:style-name="P1">پھوٹری</text:p>
      <text:p text:style-name="P1"><text:soft-page-break/>پھُخݪایو</text:p>
      <text:p text:style-name="P1">پھُنیاں</text:p>
      <text:p text:style-name="P1">پھُٹݨ</text:p>
      <text:p text:style-name="P1">پھِرئی</text:p>
      <text:p text:style-name="P1">پھِرتو</text:p>
      <text:p text:style-name="P1">پھِریا</text:p>
      <text:p text:style-name="P1">پھِریخ</text:p>
      <text:p text:style-name="P1">پھِریو</text:p>
      <text:p text:style-name="P1">پھِرݨ</text:p>
      <text:p text:style-name="P1">پھٹاں</text:p>
      <text:p text:style-name="P1">پھیخخے</text:p>
      <text:p text:style-name="P1">پھیرا</text:p>
      <text:p text:style-name="P1">پھیراخے</text:p>
      <text:p text:style-name="P1"><text:soft-page-break/>پھیری</text:p>
      <text:p text:style-name="P1">پھݪاں</text:p>
      <text:p text:style-name="P1">پہارو</text:p>
      <text:p text:style-name="P1">پہاڑ</text:p>
      <text:p text:style-name="P1">پہاڑاں</text:p>
      <text:p text:style-name="P1">پہاڑی</text:p>
      <text:p text:style-name="P1">پہرئی</text:p>
      <text:p text:style-name="P1">پہراخے</text:p>
      <text:p text:style-name="P1">پہراوئی</text:p>
      <text:p text:style-name="P1">پہرتو</text:p>
      <text:p text:style-name="P1">پہرخاں</text:p>
      <text:p text:style-name="P1">پہری</text:p>
      <text:p text:style-name="P1">پہرݨ</text:p>
      <text:p text:style-name="P1"><text:soft-page-break/>پہل</text:p>
      <text:p text:style-name="P1">پہلا</text:p>
      <text:p text:style-name="P1">پہلو</text:p>
      <text:p text:style-name="P1">پہلوان</text:p>
      <text:p text:style-name="P1">پہلکی</text:p>
      <text:p text:style-name="P1">پہلی</text:p>
      <text:p text:style-name="P1">پہلے</text:p>
      <text:p text:style-name="P1">پہل﻿</text:p>
      <text:p text:style-name="P1">پی</text:p>
      <text:p text:style-name="P1">پیئا</text:p>
      <text:p text:style-name="P1">پیئی</text:p>
      <text:p text:style-name="P1">پیئے</text:p>
      <text:p text:style-name="P1">پیاݪیو</text:p>
      <text:p text:style-name="P1"><text:soft-page-break/>پیتݪ</text:p>
      <text:p text:style-name="P1">پیخا</text:p>
      <text:p text:style-name="P1">پیخاں</text:p>
      <text:p text:style-name="P1">پیداوار</text:p>
      <text:p text:style-name="P1">پیل</text:p>
      <text:p text:style-name="P1">پیلاطس</text:p>
      <text:p text:style-name="P1">پیلوڑی</text:p>
      <text:p text:style-name="P1">پیلی</text:p>
      <text:p text:style-name="P1">پینٹھ</text:p>
      <text:p text:style-name="P1">پیوتو</text:p>
      <text:p text:style-name="P1">پیوݨ</text:p>
      <text:p text:style-name="P1">پیٹ</text:p>
      <text:p text:style-name="P1">پیڑھِی</text:p>
      <text:p text:style-name="P1"><text:soft-page-break/>پیڑھی</text:p>
      <text:p text:style-name="P1">پیہریوڑا</text:p>
      <text:p text:style-name="P1">پݨ</text:p>
      <text:p text:style-name="P1">پݪک</text:p>
      <text:p text:style-name="P1">چادر</text:p>
      <text:p text:style-name="P1">چار</text:p>
      <text:p text:style-name="P1">چارے</text:p>
      <text:p text:style-name="P1">چالاک</text:p>
      <text:p text:style-name="P1">چامٻڑے</text:p>
      <text:p text:style-name="P1">چاند</text:p>
      <text:p text:style-name="P1">چاندی</text:p>
      <text:p text:style-name="P1">چاکراں</text:p>
      <text:p text:style-name="P1">چاہوئی</text:p>
      <text:p text:style-name="P1"><text:soft-page-break/>چاہوئیں</text:p>
      <text:p text:style-name="P1">چاہواں</text:p>
      <text:p text:style-name="P1">چاہویں</text:p>
      <text:p text:style-name="P1">چاہوے</text:p>
      <text:p text:style-name="P1">چاہیجئی</text:p>
      <text:p text:style-name="P1">چاہیجے</text:p>
      <text:p text:style-name="P1">چاݪیخ</text:p>
      <text:p text:style-name="P1">چاݪیس</text:p>
      <text:p text:style-name="P1">چراتو</text:p>
      <text:p text:style-name="P1">چرتو</text:p>
      <text:p text:style-name="P1">چرٻی</text:p>
      <text:p text:style-name="P1">چلاؤ</text:p>
      <text:p text:style-name="P1">چلاخے</text:p>
      <text:p text:style-name="P1"><text:soft-page-break/>چمکاخے</text:p>
      <text:p text:style-name="P1">چمکخے</text:p>
      <text:p text:style-name="P1">چمکݨ</text:p>
      <text:p text:style-name="P1">چوتھو</text:p>
      <text:p text:style-name="P1">چوتھے</text:p>
      <text:p text:style-name="P1">چودھاری</text:p>
      <text:p text:style-name="P1">چور</text:p>
      <text:p text:style-name="P1">چوری</text:p>
      <text:p text:style-name="P1">چوٹی</text:p>
      <text:p text:style-name="P1">چُدھاری</text:p>
      <text:p text:style-name="P1">چُراخی</text:p>
      <text:p text:style-name="P1">چُپ</text:p>
      <text:p text:style-name="P1">چُگ</text:p>
      <text:p text:style-name="P1"><text:soft-page-break/>چُگِی</text:p>
      <text:p text:style-name="P1">چُگیا</text:p>
      <text:p text:style-name="P1">چُگیو</text:p>
      <text:p text:style-name="P1">چُگیوڑا</text:p>
      <text:p text:style-name="P1">چُگیوڑو</text:p>
      <text:p text:style-name="P1">چُگیوڑے</text:p>
      <text:p text:style-name="P1">چُگݨ</text:p>
      <text:p text:style-name="P1">چُݪکیو</text:p>
      <text:p text:style-name="P1">چِٹا</text:p>
      <text:p text:style-name="P1">چِڑکیاں</text:p>
      <text:p text:style-name="P1">چِڑکے</text:p>
      <text:p text:style-name="P1">چپ</text:p>
      <text:p text:style-name="P1">چڑکیاں</text:p>
      <text:p text:style-name="P1"><text:soft-page-break/>چڑھ</text:p>
      <text:p text:style-name="P1">چڑھا</text:p>
      <text:p text:style-name="P1">چڑھائو</text:p>
      <text:p text:style-name="P1">چڑھاوے</text:p>
      <text:p text:style-name="P1">چڑھایو</text:p>
      <text:p text:style-name="P1">چڑھیا</text:p>
      <text:p text:style-name="P1">چڑھیو</text:p>
      <text:p text:style-name="P1">چگ</text:p>
      <text:p text:style-name="P1">چگیوڑاں</text:p>
      <text:p text:style-name="P1">چگیوڑو</text:p>
      <text:p text:style-name="P1">چھاجڑو</text:p>
      <text:p text:style-name="P1">چھاں</text:p>
      <text:p text:style-name="P1">چھت</text:p>
      <text:p text:style-name="P1"><text:soft-page-break/>چھنڈک</text:p>
      <text:p text:style-name="P1">چھوٹا</text:p>
      <text:p text:style-name="P1">چھوٹو</text:p>
      <text:p text:style-name="P1">چھوٹے</text:p>
      <text:p text:style-name="P1">چھوڑ</text:p>
      <text:p text:style-name="P1">چھوڑئیں</text:p>
      <text:p text:style-name="P1">چھوڑائی</text:p>
      <text:p text:style-name="P1">چھوڑائیخ</text:p>
      <text:p text:style-name="P1">چھوڑاخے</text:p>
      <text:p text:style-name="P1">چھوڑاواں</text:p>
      <text:p text:style-name="P1">چھوڑتو</text:p>
      <text:p text:style-name="P1">چھوڑخے</text:p>
      <text:p text:style-name="P1">چھوڑنت</text:p>
      <text:p text:style-name="P1"><text:soft-page-break/>چھوڑو</text:p>
      <text:p text:style-name="P1">چھوڑی</text:p>
      <text:p text:style-name="P1">چھوڑیا</text:p>
      <text:p text:style-name="P1">چھوڑیے</text:p>
      <text:p text:style-name="P1">چھوڑے</text:p>
      <text:p text:style-name="P1">چھوکرو</text:p>
      <text:p text:style-name="P1">چھوکرِی</text:p>
      <text:p text:style-name="P1">چھوکرے</text:p>
      <text:p text:style-name="P1">چھَڑو</text:p>
      <text:p text:style-name="P1">چھَݪاں</text:p>
      <text:p text:style-name="P1">چھُوٹے</text:p>
      <text:p text:style-name="P1">چھُڑائیخ</text:p>
      <text:p text:style-name="P1">چھُڑایا</text:p>
      <text:p text:style-name="P1"><text:soft-page-break/>چھٹتے</text:p>
      <text:p text:style-name="P1">چھٹݨ</text:p>
      <text:p text:style-name="P1">چھڑا</text:p>
      <text:p text:style-name="P1">چھڑو</text:p>
      <text:p text:style-name="P1">چھیوؤں</text:p>
      <text:p text:style-name="P1">چھیویں</text:p>
      <text:p text:style-name="P1">چیریوڑو</text:p>
      <text:p text:style-name="P1">چیز</text:p>
      <text:p text:style-name="P1">چیزاں</text:p>
      <text:p text:style-name="P1">چیلا</text:p>
      <text:p text:style-name="P1">چیلاں</text:p>
      <text:p text:style-name="P1">چیلو</text:p>
      <text:p text:style-name="P1">چیلے</text:p>
      <text:p text:style-name="P1"><text:soft-page-break/>چݪک</text:p>
      <text:p text:style-name="P1">ڈاکوئاں</text:p>
      <text:p text:style-name="P1">ڈاکٹر</text:p>
      <text:p text:style-name="P1">ڈٹھو</text:p>
      <text:p text:style-name="P1">ڈھئو</text:p>
      <text:p text:style-name="P1">ڈھول</text:p>
      <text:p text:style-name="P1">ڈھِگ</text:p>
      <text:p text:style-name="P1">ڈھک</text:p>
      <text:p text:style-name="P1">ڈھکتو</text:p>
      <text:p text:style-name="P1">ڈھکیوڑِی</text:p>
      <text:p text:style-name="P1">ڈھگ</text:p>
      <text:p text:style-name="P1">کئی</text:p>
      <text:p text:style-name="P1">کئینک</text:p>
      <text:p text:style-name="P1"><text:soft-page-break/>کئیں</text:p>
      <text:p text:style-name="P1">کئیںک</text:p>
      <text:p text:style-name="P1">کائفا</text:p>
      <text:p text:style-name="P1">کائینک</text:p>
      <text:p text:style-name="P1">کائیں</text:p>
      <text:p text:style-name="P1">کاج</text:p>
      <text:p text:style-name="P1">کار</text:p>
      <text:p text:style-name="P1">کاری</text:p>
      <text:p text:style-name="P1">کام</text:p>
      <text:p text:style-name="P1">کاماں</text:p>
      <text:p text:style-name="P1">کان</text:p>
      <text:p text:style-name="P1">کاناں</text:p>
      <text:p text:style-name="P1">کاندھی</text:p>
      <text:p text:style-name="P1"><text:soft-page-break/>کانٹا</text:p>
      <text:p text:style-name="P1">کانپتی</text:p>
      <text:p text:style-name="P1">کانے</text:p>
      <text:p text:style-name="P1">کاڈھ</text:p>
      <text:p text:style-name="P1">کاڈھئی</text:p>
      <text:p text:style-name="P1">کاڈھئیں</text:p>
      <text:p text:style-name="P1">کاڈھاں</text:p>
      <text:p text:style-name="P1">کاڈھتو</text:p>
      <text:p text:style-name="P1">کاڈھتے</text:p>
      <text:p text:style-name="P1">کاڈھو</text:p>
      <text:p text:style-name="P1">کاڈھی</text:p>
      <text:p text:style-name="P1">کاڈھیا</text:p>
      <text:p text:style-name="P1">کاڈھیو</text:p>
      <text:p text:style-name="P1"><text:soft-page-break/>کاڈھݨ</text:p>
      <text:p text:style-name="P1">کاہیو</text:p>
      <text:p text:style-name="P1">کاݪ</text:p>
      <text:p text:style-name="P1">کبوتر</text:p>
      <text:p text:style-name="P1">کبھوتر</text:p>
      <text:p text:style-name="P1">کتاب</text:p>
      <text:p text:style-name="P1">کترو</text:p>
      <text:p text:style-name="P1">کترو﻿اِی</text:p>
      <text:p text:style-name="P1">کتری</text:p>
      <text:p text:style-name="P1">کترے</text:p>
      <text:p text:style-name="P1">کجھ</text:p>
      <text:p text:style-name="P1">کخا</text:p>
      <text:p text:style-name="P1">کر</text:p>
      <text:p text:style-name="P1"><text:soft-page-break/>کرئی</text:p>
      <text:p text:style-name="P1">کرئیخ</text:p>
      <text:p text:style-name="P1">کرئیں</text:p>
      <text:p text:style-name="P1">کراوݨ</text:p>
      <text:p text:style-name="P1">کراں</text:p>
      <text:p text:style-name="P1">کرایو</text:p>
      <text:p text:style-name="P1">کرتا</text:p>
      <text:p text:style-name="P1">کرتو</text:p>
      <text:p text:style-name="P1">کرتی</text:p>
      <text:p text:style-name="P1">کرتے</text:p>
      <text:p text:style-name="P1">کرخو</text:p>
      <text:p text:style-name="P1">کرخے</text:p>
      <text:p text:style-name="P1">کرنت</text:p>
      <text:p text:style-name="P1"><text:soft-page-break/>کرو</text:p>
      <text:p text:style-name="P1">کرپا</text:p>
      <text:p text:style-name="P1">کریا</text:p>
      <text:p text:style-name="P1">کریخ</text:p>
      <text:p text:style-name="P1">کریو</text:p>
      <text:p text:style-name="P1">کریوڑو</text:p>
      <text:p text:style-name="P1">کریے</text:p>
      <text:p text:style-name="P1">کرے</text:p>
      <text:p text:style-name="P1">کرݨ</text:p>
      <text:p text:style-name="P1">کرݨو</text:p>
      <text:p text:style-name="P1">کرݨی</text:p>
      <text:p text:style-name="P1">کفرناحوم</text:p>
      <text:p text:style-name="P1">کفرںاحوم</text:p>
      <text:p text:style-name="P1"><text:soft-page-break/>کمائی</text:p>
      <text:p text:style-name="P1">کمزور</text:p>
      <text:p text:style-name="P1">کندھے</text:p>
      <text:p text:style-name="P1">کنوارِی</text:p>
      <text:p text:style-name="P1">کنواری</text:p>
      <text:p text:style-name="P1">کنڈیراں</text:p>
      <text:p text:style-name="P1">کو</text:p>
      <text:p text:style-name="P1">کوئی</text:p>
      <text:p text:style-name="P1">کورنیس</text:p>
      <text:p text:style-name="P1">کوش</text:p>
      <text:p text:style-name="P1">کوشش</text:p>
      <text:p text:style-name="P1">کونِی</text:p>
      <text:p text:style-name="P1">کونچی</text:p>
      <text:p text:style-name="P1"><text:soft-page-break/>کونی</text:p>
      <text:p text:style-name="P1">کوٹھاں</text:p>
      <text:p text:style-name="P1">کوٹھیاں</text:p>
      <text:p text:style-name="P1">کوٹھے</text:p>
      <text:p text:style-name="P1">کوڑا</text:p>
      <text:p text:style-name="P1">کوڑھ</text:p>
      <text:p text:style-name="P1">کوڑھی</text:p>
      <text:p text:style-name="P1">کوڑے</text:p>
      <text:p text:style-name="P1">کوکر</text:p>
      <text:p text:style-name="P1">کوںی</text:p>
      <text:p text:style-name="P1">کَنڈیراں</text:p>
      <text:p text:style-name="P1">کَڈھے</text:p>
      <text:p text:style-name="P1">کَہی</text:p>
      <text:p text:style-name="P1"><text:soft-page-break/>کُرکتے</text:p>
      <text:p text:style-name="P1">کُنڈ</text:p>
      <text:p text:style-name="P1">کُہاڑو</text:p>
      <text:p text:style-name="P1">کِترے</text:p>
      <text:p text:style-name="P1">کِردار</text:p>
      <text:p text:style-name="P1">کِرپا</text:p>
      <text:p text:style-name="P1">کِی</text:p>
      <text:p text:style-name="P1">کِیئا</text:p>
      <text:p text:style-name="P1">کِیئو</text:p>
      <text:p text:style-name="P1">کِیئوڑے</text:p>
      <text:p text:style-name="P1">کِیا</text:p>
      <text:p text:style-name="P1">کِیو</text:p>
      <text:p text:style-name="P1">کِیکر</text:p>
      <text:p text:style-name="P1"><text:soft-page-break/>کِیے</text:p>
      <text:p text:style-name="P1">کڈھے</text:p>
      <text:p text:style-name="P1">ککھ</text:p>
      <text:p text:style-name="P1">کںدھے</text:p>
      <text:p text:style-name="P1">کںی</text:p>
      <text:p text:style-name="P1">کھا</text:p>
      <text:p text:style-name="P1">کھاؤ</text:p>
      <text:p text:style-name="P1">کھائی</text:p>
      <text:p text:style-name="P1">کھائیخ</text:p>
      <text:p text:style-name="P1">کھائے</text:p>
      <text:p text:style-name="P1">کھاخاں</text:p>
      <text:p text:style-name="P1">کھاخو</text:p>
      <text:p text:style-name="P1">کھاخے</text:p>
      <text:p text:style-name="P1"><text:soft-page-break/>کھادھو</text:p>
      <text:p text:style-name="P1">کھادھی</text:p>
      <text:p text:style-name="P1">کھادھے</text:p>
      <text:p text:style-name="P1">کھاوتا</text:p>
      <text:p text:style-name="P1">کھاوتو</text:p>
      <text:p text:style-name="P1">کھاوی</text:p>
      <text:p text:style-name="P1">کھاوے</text:p>
      <text:p text:style-name="P1">کھاوݨ</text:p>
      <text:p text:style-name="P1">کھایا</text:p>
      <text:p text:style-name="P1">کھتم</text:p>
      <text:p text:style-name="P1">کھتھو</text:p>
      <text:p text:style-name="P1">کھر</text:p>
      <text:p text:style-name="P1">کھراٻ</text:p>
      <text:p text:style-name="P1"><text:soft-page-break/>کھرتے</text:p>
      <text:p text:style-name="P1">کھرخی</text:p>
      <text:p text:style-name="P1">کھریو</text:p>
      <text:p text:style-name="P1">کھسیس</text:p>
      <text:p text:style-name="P1">کھلاوݨ</text:p>
      <text:p text:style-name="P1">کھمیخ</text:p>
      <text:p text:style-name="P1">کھنڈ</text:p>
      <text:p text:style-name="P1">کھوتریو</text:p>
      <text:p text:style-name="P1">کھوترے</text:p>
      <text:p text:style-name="P1">کھوخ</text:p>
      <text:p text:style-name="P1">کھوخیجے</text:p>
      <text:p text:style-name="P1">کھول</text:p>
      <text:p text:style-name="P1">کھولی</text:p>
      <text:p text:style-name="P1"><text:soft-page-break/>کھولیو</text:p>
      <text:p text:style-name="P1">کھولے</text:p>
      <text:p text:style-name="P1">کھوݪے</text:p>
      <text:p text:style-name="P1">کھوݪݨ</text:p>
      <text:p text:style-name="P1">کھُشی</text:p>
      <text:p text:style-name="P1">کھُل</text:p>
      <text:p text:style-name="P1">کھُلِی</text:p>
      <text:p text:style-name="P1">کھُوٹتی</text:p>
      <text:p text:style-name="P1">کھُڑی</text:p>
      <text:p text:style-name="P1">کھِر</text:p>
      <text:p text:style-name="P1">کھِرئی</text:p>
      <text:p text:style-name="P1">کھِرتا</text:p>
      <text:p text:style-name="P1">کھِرخے</text:p>
      <text:p text:style-name="P1"><text:soft-page-break/>کھِری</text:p>
      <text:p text:style-name="P1">کھِریا</text:p>
      <text:p text:style-name="P1">کھِریو</text:p>
      <text:p text:style-name="P1">کھِر﻿رو</text:p>
      <text:p text:style-name="P1">کھِںڈ</text:p>
      <text:p text:style-name="P1">کھٻر</text:p>
      <text:p text:style-name="P1">کھٻردار</text:p>
      <text:p text:style-name="P1">کھٻرچار</text:p>
      <text:p text:style-name="P1">کھٻری</text:p>
      <text:p text:style-name="P1">کھڑکاخو</text:p>
      <text:p text:style-name="P1">کھڑکاوے</text:p>
      <text:p text:style-name="P1">کھیال</text:p>
      <text:p text:style-name="P1">کھیتی</text:p>
      <text:p text:style-name="P1"><text:soft-page-break/>کھیو</text:p>
      <text:p text:style-name="P1">کھیوَݨ</text:p>
      <text:p text:style-name="P1">کھݙ</text:p>
      <text:p text:style-name="P1">کھݙا</text:p>
      <text:p text:style-name="P1">کھݙے</text:p>
      <text:p text:style-name="P1">کھݪاوݨ</text:p>
      <text:p text:style-name="P1">کہ</text:p>
      <text:p text:style-name="P1">کہئی</text:p>
      <text:p text:style-name="P1">کہئیں</text:p>
      <text:p text:style-name="P1">کہاں</text:p>
      <text:p text:style-name="P1">کہخے</text:p>
      <text:p text:style-name="P1">کہو</text:p>
      <text:p text:style-name="P1">کہوتا</text:p>
      <text:p text:style-name="P1"><text:soft-page-break/>کہوتو</text:p>
      <text:p text:style-name="P1">کہوتے</text:p>
      <text:p text:style-name="P1">کہوݨ</text:p>
      <text:p text:style-name="P1">کہہ</text:p>
      <text:p text:style-name="P1">کہی</text:p>
      <text:p text:style-name="P1">کہیا</text:p>
      <text:p text:style-name="P1">کہیجخے</text:p>
      <text:p text:style-name="P1">کہیخ</text:p>
      <text:p text:style-name="P1">کہیو</text:p>
      <text:p text:style-name="P1">کہیوݨ</text:p>
      <text:p text:style-name="P1">کہیں</text:p>
      <text:p text:style-name="P1">کہے</text:p>
      <text:p text:style-name="P1">کہ</text:p>
      <text:p text:style-name="P1"><text:soft-page-break/>کی</text:p>
      <text:p text:style-name="P1">کیئا</text:p>
      <text:p text:style-name="P1">کیئو</text:p>
      <text:p text:style-name="P1">کیئے</text:p>
      <text:p text:style-name="P1">کیا</text:p>
      <text:p text:style-name="P1">کیانکہ</text:p>
      <text:p text:style-name="P1">کیانکے</text:p>
      <text:p text:style-name="P1">کیاں</text:p>
      <text:p text:style-name="P1">کیاںکہ</text:p>
      <text:p text:style-name="P1">کیاںکے</text:p>
      <text:p text:style-name="P1">کیتھ</text:p>
      <text:p text:style-name="P1">کیخڑا</text:p>
      <text:p text:style-name="P1">کیخڑو</text:p>
      <text:p text:style-name="P1"><text:soft-page-break/>کیخڑی</text:p>
      <text:p text:style-name="P1">کیخڑے</text:p>
      <text:p text:style-name="P1">کیرے</text:p>
      <text:p text:style-name="P1">کیس</text:p>
      <text:p text:style-name="P1">کیو</text:p>
      <text:p text:style-name="P1">کیکر</text:p>
      <text:p text:style-name="P1">کیہوتا</text:p>
      <text:p text:style-name="P1">کیہوتو</text:p>
      <text:p text:style-name="P1">کیہوݨ</text:p>
      <text:p text:style-name="P1">کیہوݨو</text:p>
      <text:p text:style-name="P1">کیہڑو</text:p>
      <text:p text:style-name="P1">کیہڑی</text:p>
      <text:p text:style-name="P1">کے</text:p>
      <text:p text:style-name="P1"><text:soft-page-break/>کݙوکی</text:p>
      <text:p text:style-name="P1">کݙے</text:p>
      <text:p text:style-name="P1">کݨ</text:p>
      <text:p text:style-name="P1">کݨک</text:p>
      <text:p text:style-name="P1">کݪ</text:p>
      <text:p text:style-name="P1">گا</text:p>
      <text:p text:style-name="P1">گابھا</text:p>
      <text:p text:style-name="P1">گابھاں</text:p>
      <text:p text:style-name="P1">گابھو</text:p>
      <text:p text:style-name="P1">گابھے</text:p>
      <text:p text:style-name="P1">گاخ</text:p>
      <text:p text:style-name="P1">گال</text:p>
      <text:p text:style-name="P1">گاواں</text:p>
      <text:p text:style-name="P1"><text:soft-page-break/>گاوتی</text:p>
      <text:p text:style-name="P1">گاچھ</text:p>
      <text:p text:style-name="P1">گاں</text:p>
      <text:p text:style-name="P1">گذارتو</text:p>
      <text:p text:style-name="P1">گذارو</text:p>
      <text:p text:style-name="P1">گذارِی</text:p>
      <text:p text:style-name="P1">گذریا</text:p>
      <text:p text:style-name="P1">گراسینیاں</text:p>
      <text:p text:style-name="P1">گرمی</text:p>
      <text:p text:style-name="P1">گرو</text:p>
      <text:p text:style-name="P1">گریٻ</text:p>
      <text:p text:style-name="P1">گریٻان</text:p>
      <text:p text:style-name="P1">گریٻاں</text:p>
      <text:p text:style-name="P1"><text:soft-page-break/>گلیل</text:p>
      <text:p text:style-name="P1">گمراہ</text:p>
      <text:p text:style-name="P1">گندو</text:p>
      <text:p text:style-name="P1">گنیݨی</text:p>
      <text:p text:style-name="P1">گوتھݪی</text:p>
      <text:p text:style-name="P1">گودام</text:p>
      <text:p text:style-name="P1">گوداماں</text:p>
      <text:p text:style-name="P1">گورنر</text:p>
      <text:p text:style-name="P1">گونگو</text:p>
      <text:p text:style-name="P1">گَخا</text:p>
      <text:p text:style-name="P1">گُجھے</text:p>
      <text:p text:style-name="P1">گُرو</text:p>
      <text:p text:style-name="P1">گُزار</text:p>
      <text:p text:style-name="P1"><text:soft-page-break/>گُماخے</text:p>
      <text:p text:style-name="P1">گُماوے</text:p>
      <text:p text:style-name="P1">گُنا</text:p>
      <text:p text:style-name="P1">گُونگھو</text:p>
      <text:p text:style-name="P1">گُݨا</text:p>
      <text:p text:style-name="P1">گِئے</text:p>
      <text:p text:style-name="P1">گِخل</text:p>
      <text:p text:style-name="P1">گِلا</text:p>
      <text:p text:style-name="P1">گِی</text:p>
      <text:p text:style-name="P1">گںیسرت</text:p>
      <text:p text:style-name="P1">گھات</text:p>
      <text:p text:style-name="P1">گھاتو</text:p>
      <text:p text:style-name="P1">گھاتیا</text:p>
      <text:p text:style-name="P1"><text:soft-page-break/>گھاتیخ</text:p>
      <text:p text:style-name="P1">گھاتیو</text:p>
      <text:p text:style-name="P1">گھاتے</text:p>
      <text:p text:style-name="P1">گھاتݨ</text:p>
      <text:p text:style-name="P1">گھاخ</text:p>
      <text:p text:style-name="P1">گھتایو</text:p>
      <text:p text:style-name="P1">گھر</text:p>
      <text:p text:style-name="P1">گھراں</text:p>
      <text:p text:style-name="P1">گھراݨے</text:p>
      <text:p text:style-name="P1">گھرے</text:p>
      <text:p text:style-name="P1">گھور</text:p>
      <text:p text:style-name="P1">گھَڑی</text:p>
      <text:p text:style-name="P1">گھٹ</text:p>
      <text:p text:style-name="P1"><text:soft-page-break/>گھٹیاں</text:p>
      <text:p text:style-name="P1">گھٻرا</text:p>
      <text:p text:style-name="P1">گھٻرایو</text:p>
      <text:p text:style-name="P1">گھڑی</text:p>
      <text:p text:style-name="P1">گھیرے</text:p>
      <text:p text:style-name="P1">گھیٹا</text:p>
      <text:p text:style-name="P1">گھݨا</text:p>
      <text:p text:style-name="P1">گھݨاں</text:p>
      <text:p text:style-name="P1">گھݨو</text:p>
      <text:p text:style-name="P1">گھݨِی</text:p>
      <text:p text:style-name="P1">گھݨی</text:p>
      <text:p text:style-name="P1">گھݨے</text:p>
      <text:p text:style-name="P1">گھݨے﻿ئی</text:p>
      <text:p text:style-name="P1"><text:soft-page-break/>گی</text:p>
      <text:p text:style-name="P1">گیا</text:p>
      <text:p text:style-name="P1">گیان</text:p>
      <text:p text:style-name="P1">گیت</text:p>
      <text:p text:style-name="P1">گیراں</text:p>
      <text:p text:style-name="P1">گیلی</text:p>
      <text:p text:style-name="P1">گیو</text:p>
      <text:p text:style-name="P1">گیݙِی</text:p>
      <text:p text:style-name="P1">گݨا</text:p>
      <text:p text:style-name="P1">گݨتی</text:p>
      <text:p text:style-name="P1">گݨتیاں</text:p>
      <text:p text:style-name="P1">گݨیوڑا</text:p>
      <text:p text:style-name="P1">ںا</text:p>
      <text:p text:style-name="P1"><text:soft-page-break/>ںاتن</text:p>
      <text:p text:style-name="P1">ںاحق</text:p>
      <text:p text:style-name="P1">ںاحوم</text:p>
      <text:p text:style-name="P1">ںاس</text:p>
      <text:p text:style-name="P1">ںاصرت</text:p>
      <text:p text:style-name="P1">ںاصری</text:p>
      <text:p text:style-name="P1">ںاکھیو</text:p>
      <text:p text:style-name="P1">ںاکھے</text:p>
      <text:p text:style-name="P1">ںاں</text:p>
      <text:p text:style-name="P1">ںحسون</text:p>
      <text:p text:style-name="P1">ںحور</text:p>
      <text:p text:style-name="P1">ںخر</text:p>
      <text:p text:style-name="P1">ںخرئی</text:p>
      <text:p text:style-name="P1"><text:soft-page-break/>ںخریو</text:p>
      <text:p text:style-name="P1">ںعمان</text:p>
      <text:p text:style-name="P1">ںقصان</text:p>
      <text:p text:style-name="P1">ںوئو</text:p>
      <text:p text:style-name="P1">ںوئی</text:p>
      <text:p text:style-name="P1">ںوئے</text:p>
      <text:p text:style-name="P1">ںوح</text:p>
      <text:p text:style-name="P1">ںوگ</text:p>
      <text:p text:style-name="P1">ںی</text:p>
      <text:p text:style-name="P1">ںیری</text:p>
      <text:p text:style-name="P1">ںیم</text:p>
      <text:p text:style-name="P1">ںیچا</text:p>
      <text:p text:style-name="P1">ںیچے</text:p>
      <text:p text:style-name="P1"><text:soft-page-break/>ںیکِی</text:p>
      <text:p text:style-name="P1">ہابل</text:p>
      <text:p text:style-name="P1">ہاتھ</text:p>
      <text:p text:style-name="P1">ہاتھاں</text:p>
      <text:p text:style-name="P1">ہاخ﻿خو</text:p>
      <text:p text:style-name="P1">ہارُونؔ</text:p>
      <text:p text:style-name="P1">ہال</text:p>
      <text:p text:style-name="P1">ہالاں</text:p>
      <text:p text:style-name="P1">ہالتو</text:p>
      <text:p text:style-name="P1">ہالو</text:p>
      <text:p text:style-name="P1">ہالیخ</text:p>
      <text:p text:style-name="P1">ہالے</text:p>
      <text:p text:style-name="P1">ہان</text:p>
      <text:p text:style-name="P1"><text:soft-page-break/>ہاوے</text:p>
      <text:p text:style-name="P1">ہاں</text:p>
      <text:p text:style-name="P1">ہاݙاں</text:p>
      <text:p text:style-name="P1">ہاݙکھی</text:p>
      <text:p text:style-name="P1">ہاݙکھیاں</text:p>
      <text:p text:style-name="P1">ہاݪی</text:p>
      <text:p text:style-name="P1">ہتا</text:p>
      <text:p text:style-name="P1">ہتو</text:p>
      <text:p text:style-name="P1">ہتِی</text:p>
      <text:p text:style-name="P1">ہتھیار</text:p>
      <text:p text:style-name="P1">ہتی</text:p>
      <text:p text:style-name="P1">ہتے</text:p>
      <text:p text:style-name="P1">ہخئی</text:p>
      <text:p text:style-name="P1"><text:soft-page-break/>ہخݨ</text:p>
      <text:p text:style-name="P1">ہر</text:p>
      <text:p text:style-name="P1">ہرا</text:p>
      <text:p text:style-name="P1">ہزار</text:p>
      <text:p text:style-name="P1">ہزارے</text:p>
      <text:p text:style-name="P1">ہمیشہ</text:p>
      <text:p text:style-name="P1">ہمے</text:p>
      <text:p text:style-name="P1">ہنیٹھا</text:p>
      <text:p text:style-name="P1">ہو</text:p>
      <text:p text:style-name="P1">ہوؤ</text:p>
      <text:p text:style-name="P1">ہوئخ</text:p>
      <text:p text:style-name="P1">ہوئو</text:p>
      <text:p text:style-name="P1">ہوئی</text:p>
      <text:p text:style-name="P1"><text:soft-page-break/>ہوئیخ</text:p>
      <text:p text:style-name="P1">ہوئے</text:p>
      <text:p text:style-name="P1">ہوتو</text:p>
      <text:p text:style-name="P1">ہوخو</text:p>
      <text:p text:style-name="P1">ہوخے</text:p>
      <text:p text:style-name="P1">ہوش</text:p>
      <text:p text:style-name="P1">ہوشیار</text:p>
      <text:p text:style-name="P1">ہولا</text:p>
      <text:p text:style-name="P1">ہووئی</text:p>
      <text:p text:style-name="P1">ہووتا</text:p>
      <text:p text:style-name="P1">ہووتو</text:p>
      <text:p text:style-name="P1">ہووتے</text:p>
      <text:p text:style-name="P1">ہوونت</text:p>
      <text:p text:style-name="P1"><text:soft-page-break/>ہووّنت</text:p>
      <text:p text:style-name="P1">ہووّے</text:p>
      <text:p text:style-name="P1">ہووی</text:p>
      <text:p text:style-name="P1">ہووے</text:p>
      <text:p text:style-name="P1">ہووے</text:p>
      <text:p text:style-name="P1">ہووݨ</text:p>
      <text:p text:style-name="P1">ہووݨِی</text:p>
      <text:p text:style-name="P1">ہوگی</text:p>
      <text:p text:style-name="P1">ہوگیو</text:p>
      <text:p text:style-name="P1">ہوں</text:p>
      <text:p text:style-name="P1">ہویا</text:p>
      <text:p text:style-name="P1">ہویو</text:p>
      <text:p text:style-name="P1">ہویوڑو</text:p>
      <text:p text:style-name="P1"><text:soft-page-break/>ہوݨ</text:p>
      <text:p text:style-name="P1">ہوݪے</text:p>
      <text:p text:style-name="P1">ہُلیجݨ</text:p>
      <text:p text:style-name="P1">ہُڑی</text:p>
      <text:p text:style-name="P1">ہی</text:p>
      <text:p text:style-name="P1">ہیرودؔیس</text:p>
      <text:p text:style-name="P1">ہیرودیاس</text:p>
      <text:p text:style-name="P1">ہیرودیس</text:p>
      <text:p text:style-name="P1">ہیلو</text:p>
      <text:p text:style-name="P1">ہینٹھا</text:p>
      <text:p text:style-name="P1">ہینٹھلو</text:p>
      <text:p text:style-name="P1">ہینٹھلے</text:p>
      <text:p text:style-name="P1">ہیک</text:p>
      <text:p text:style-name="P1"><text:soft-page-break/>ہیکھلاپے</text:p>
      <text:p text:style-name="P1">ہیکھلو</text:p>
      <text:p text:style-name="P1">ہیکھلِی</text:p>
      <text:p text:style-name="P1">ہیکی</text:p>
      <text:p text:style-name="P1">ہیکے</text:p>
      <text:p text:style-name="P1">ہیں</text:p>
      <text:p text:style-name="P1">ہیݨا</text:p>
      <text:p text:style-name="P1">ہے</text:p>
      <text:p text:style-name="P1">ہے</text:p>
      <text:p text:style-name="P1">ہݪ</text:p>
      <text:p text:style-name="P1">یا</text:p>
      <text:p text:style-name="P1">یائر</text:p>
      <text:p text:style-name="P1">یابل</text:p>
      <text:p text:style-name="P1"><text:soft-page-break/>یاد</text:p>
      <text:p text:style-name="P1">یارد</text:p>
      <text:p text:style-name="P1">یافت</text:p>
      <text:p text:style-name="P1">یردن</text:p>
      <text:p text:style-name="P1">یروشلم</text:p>
      <text:p text:style-name="P1">یریحو</text:p>
      <text:p text:style-name="P1">یسعیاہ</text:p>
      <text:p text:style-name="P1">یسوع</text:p>
      <text:p text:style-name="P1">یسی</text:p>
      <text:p text:style-name="P1">یسیعاہ</text:p>
      <text:p text:style-name="P1">یشوع</text:p>
      <text:p text:style-name="P1">یعقوب</text:p>
      <text:p text:style-name="P1">یعنی</text:p>
      <text:p text:style-name="P1"><text:soft-page-break/>یقین</text:p>
      <text:p text:style-name="P1">یوئانہ</text:p>
      <text:p text:style-name="P1">یوبل</text:p>
      <text:p text:style-name="P1">یوحنا</text:p>
      <text:p text:style-name="P1">یوحناؔ</text:p>
      <text:p text:style-name="P1">یوحںا</text:p>
      <text:p text:style-name="P1">یوداہ</text:p>
      <text:p text:style-name="P1">یوریم</text:p>
      <text:p text:style-name="P1">یوسف</text:p>
      <text:p text:style-name="P1">یوسیخ</text:p>
      <text:p text:style-name="P1">یوناہ</text:p>
      <text:p text:style-name="P1">یوںان</text:p>
      <text:p text:style-name="P1">یَکدم</text:p>
      <text:p text:style-name="P1"><text:soft-page-break/>یَںا</text:p>
      <text:p text:style-name="P1">یکدم</text:p>
      <text:p text:style-name="P1">یہودؔیہ</text:p>
      <text:p text:style-name="P1">یہوداہ</text:p>
      <text:p text:style-name="P1">یہودی</text:p>
      <text:p text:style-name="P1">یہودیاں</text:p>
      <text:p text:style-name="P1">یہودیہ</text:p>
      <text:p text:style-name="P1">ݙئی</text:p>
      <text:p text:style-name="P1">ݙئیخ</text:p>
      <text:p text:style-name="P1">ݙئیں</text:p>
      <text:p text:style-name="P1">ݙاڈھا</text:p>
      <text:p text:style-name="P1">ݙاڈھو</text:p>
      <text:p text:style-name="P1">ݙاڈھی</text:p>
      <text:p text:style-name="P1"><text:soft-page-break/>ݙاں</text:p>
      <text:p text:style-name="P1">ݙایا</text:p>
      <text:p text:style-name="P1">ݙاݙا</text:p>
      <text:p text:style-name="P1">ݙاݙاں</text:p>
      <text:p text:style-name="P1">ݙاݙے</text:p>
      <text:p text:style-name="P1">ݙاݨا</text:p>
      <text:p text:style-name="P1">ݙاݨاں</text:p>
      <text:p text:style-name="P1">ݙخا</text:p>
      <text:p text:style-name="P1">ݙخوں</text:p>
      <text:p text:style-name="P1">ݙخیجتے</text:p>
      <text:p text:style-name="P1">ݙخیجݨ</text:p>
      <text:p text:style-name="P1">ݙن</text:p>
      <text:p text:style-name="P1">ݙناں</text:p>
      <text:p text:style-name="P1"><text:soft-page-break/>ݙنڈھ</text:p>
      <text:p text:style-name="P1">ݙنھ</text:p>
      <text:p text:style-name="P1">ݙنھا</text:p>
      <text:p text:style-name="P1">ݙنھاں</text:p>
      <text:p text:style-name="P1">ݙنھو</text:p>
      <text:p text:style-name="P1">ݙنھِا</text:p>
      <text:p text:style-name="P1">ݙنھِی</text:p>
      <text:p text:style-name="P1">ݙنھی</text:p>
      <text:p text:style-name="P1">ݙنھے</text:p>
      <text:p text:style-name="P1">ݙو</text:p>
      <text:p text:style-name="P1">ݙودھ</text:p>
      <text:p text:style-name="P1">ݙوُٻݨ</text:p>
      <text:p text:style-name="P1">ݙوٻیوڑو</text:p>
      <text:p text:style-name="P1"><text:soft-page-break/>ݙوکھن</text:p>
      <text:p text:style-name="P1">ݙوہ</text:p>
      <text:p text:style-name="P1">ݙوہی</text:p>
      <text:p text:style-name="P1">ݙوہیاں</text:p>
      <text:p text:style-name="P1">ݙَخ</text:p>
      <text:p text:style-name="P1">ݙَنگیخ</text:p>
      <text:p text:style-name="P1">ݙُوٻ</text:p>
      <text:p text:style-name="P1">ݙُوٻݨ</text:p>
      <text:p text:style-name="P1">ݙُکھ</text:p>
      <text:p text:style-name="P1">ݙُکھاں</text:p>
      <text:p text:style-name="P1">ݙِخا</text:p>
      <text:p text:style-name="P1">ݙِخیجو</text:p>
      <text:p text:style-name="P1">ݙِخیجے</text:p>
      <text:p text:style-name="P1"><text:soft-page-break/>ݙِخیجݨ</text:p>
      <text:p text:style-name="P1">ݙِن</text:p>
      <text:p text:style-name="P1">ݙِناں</text:p>
      <text:p text:style-name="P1">ݙِنو</text:p>
      <text:p text:style-name="P1">ݙِنھا</text:p>
      <text:p text:style-name="P1">ݙِنھو</text:p>
      <text:p text:style-name="P1">ݙِنھی</text:p>
      <text:p text:style-name="P1">ݙِٹھا</text:p>
      <text:p text:style-name="P1">ݙِٹھو</text:p>
      <text:p text:style-name="P1">ݙِٹھے</text:p>
      <text:p text:style-name="P1">ݙِںاں</text:p>
      <text:p text:style-name="P1">ݙِںی</text:p>
      <text:p text:style-name="P1">ݙِیکرا</text:p>
      <text:p text:style-name="P1"><text:soft-page-break/>ݙِیکراں</text:p>
      <text:p text:style-name="P1">ݙِیکرو</text:p>
      <text:p text:style-name="P1">ݙِیکری</text:p>
      <text:p text:style-name="P1">ݙِیکرے</text:p>
      <text:p text:style-name="P1">ݙِے</text:p>
      <text:p text:style-name="P1">ݙٹھو</text:p>
      <text:p text:style-name="P1">ݙکرو</text:p>
      <text:p text:style-name="P1">ݙکھ</text:p>
      <text:p text:style-name="P1">ݙکھاں</text:p>
      <text:p text:style-name="P1">ݙکھݨ</text:p>
      <text:p text:style-name="P1">ݙںو</text:p>
      <text:p text:style-name="P1">ݙںھاں</text:p>
      <text:p text:style-name="P1">ݙںھو</text:p>
      <text:p text:style-name="P1"><text:soft-page-break/>ݙںھِی</text:p>
      <text:p text:style-name="P1">ݙںھی</text:p>
      <text:p text:style-name="P1">ݙںھی،کہ</text:p>
      <text:p text:style-name="P1">ݙںی</text:p>
      <text:p text:style-name="P1">ݙیئا</text:p>
      <text:p text:style-name="P1">ݙیئو</text:p>
      <text:p text:style-name="P1">ݙیئے</text:p>
      <text:p text:style-name="P1">ݙیخ</text:p>
      <text:p text:style-name="P1">ݙیخے</text:p>
      <text:p text:style-name="P1">ݙیوتا</text:p>
      <text:p text:style-name="P1">ݙیوتو</text:p>
      <text:p text:style-name="P1">ݙیونت</text:p>
      <text:p text:style-name="P1">ݙیوݨ</text:p>
      <text:p text:style-name="P1"><text:soft-page-break/>ݙیوݨا</text:p>
      <text:p text:style-name="P1">ݙیکرا</text:p>
      <text:p text:style-name="P1">ݙیکرو</text:p>
      <text:p text:style-name="P1">ݙیکرِی</text:p>
      <text:p text:style-name="P1">ݙیکرے</text:p>
      <text:p text:style-name="P1">ݙ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Awami Nastaliq PreBeta2" svg:font-family="'Awami Nastaliq PreBet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2:07.642000000</meta:creation-date>
    <dc:date>2016-11-16T08:45:00.680000000</dc:date>
    <meta:editing-duration>PT8M13S</meta:editing-duration>
    <meta:editing-cycles>2</meta:editing-cycles>
    <meta:generator>LibreOffice/5.2.3.3$Windows_X86_64 LibreOffice_project/d54a8868f08a7b39642414cf2c8ef2f228f780cf</meta:generator>
    <meta:document-statistic meta:table-count="0" meta:image-count="0" meta:object-count="0" meta:page-count="207" meta:paragraph-count="2684" meta:word-count="2686" meta:character-count="12270" meta:non-whitespace-character-count="12270"/>
  </office:meta>
</office:document-meta>
</file>